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84702" table:style-name="ce58">
            <text:p>8,584,702</text:p>
          </table:table-cell>
          <table:table-cell office:value-type="float" office:value="23547448" table:style-name="ce59">
            <text:p>23,547,448</text:p>
          </table:table-cell>
          <table:table-cell office:value-type="float" office:value="11717633" table:style-name="ce59">
            <text:p>11,717,633</text:p>
          </table:table-cell>
          <table:table-cell office:value-type="float" office:value="11829815" table:style-name="ce60">
            <text:p>11,829,815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30739" table:style-name="ce58">
            <text:p>1,530,739</text:p>
          </table:table-cell>
          <table:table-cell office:value-type="float" office:value="3980867" table:style-name="ce63">
            <text:p>3,980,867</text:p>
          </table:table-cell>
          <table:table-cell office:value-type="float" office:value="1952123" table:style-name="ce63">
            <text:p>1,952,123</text:p>
          </table:table-cell>
          <table:table-cell office:value-type="float" office:value="2028744" table:style-name="ce60">
            <text:p>2,028,74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8379" table:style-name="ce58">
            <text:p>1,048,379</text:p>
          </table:table-cell>
          <table:table-cell office:value-type="float" office:value="2692118" table:style-name="ce63">
            <text:p>2,692,118</text:p>
          </table:table-cell>
          <table:table-cell office:value-type="float" office:value="1287277" table:style-name="ce63">
            <text:p>1,287,277</text:p>
          </table:table-cell>
          <table:table-cell office:value-type="float" office:value="1404841" table:style-name="ce60">
            <text:p>1,404,84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76323" table:style-name="ce58">
            <text:p>776,323</text:p>
          </table:table-cell>
          <table:table-cell office:value-type="float" office:value="2160035" table:style-name="ce63">
            <text:p>2,160,035</text:p>
          </table:table-cell>
          <table:table-cell office:value-type="float" office:value="1077025" table:style-name="ce63">
            <text:p>1,077,025</text:p>
          </table:table-cell>
          <table:table-cell office:value-type="float" office:value="1083010" table:style-name="ce60">
            <text:p>1,083,01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48711" table:style-name="ce58">
            <text:p>948,711</text:p>
          </table:table-cell>
          <table:table-cell office:value-type="float" office:value="2773527" table:style-name="ce63">
            <text:p>2,773,527</text:p>
          </table:table-cell>
          <table:table-cell office:value-type="float" office:value="1368815" table:style-name="ce63">
            <text:p>1,368,815</text:p>
          </table:table-cell>
          <table:table-cell office:value-type="float" office:value="1404712" table:style-name="ce60">
            <text:p>1,404,712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9754" table:style-name="ce58">
            <text:p>679,754</text:p>
          </table:table-cell>
          <table:table-cell office:value-type="float" office:value="1886636" table:style-name="ce63">
            <text:p>1,886,636</text:p>
          </table:table-cell>
          <table:table-cell office:value-type="float" office:value="942889" table:style-name="ce63">
            <text:p>942,889</text:p>
          </table:table-cell>
          <table:table-cell office:value-type="float" office:value="943747" table:style-name="ce60">
            <text:p>943,747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5256" table:style-name="ce58">
            <text:p>1,085,256</text:p>
          </table:table-cell>
          <table:table-cell office:value-type="float" office:value="2778734" table:style-name="ce62">
            <text:p>2,778,734</text:p>
          </table:table-cell>
          <table:table-cell office:value-type="float" office:value="1377883" table:style-name="ce63">
            <text:p>1,377,883</text:p>
          </table:table-cell>
          <table:table-cell office:value-type="float" office:value="1400851" table:style-name="ce60">
            <text:p>1,400,851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73353" table:style-name="ce58">
            <text:p>2,473,353</text:p>
          </table:table-cell>
          <table:table-cell office:value-type="float" office:value="7127404" table:style-name="ce62">
            <text:p>7,127,404</text:p>
          </table:table-cell>
          <table:table-cell office:value-type="float" office:value="3636713" table:style-name="ce63">
            <text:p>3,636,713</text:p>
          </table:table-cell>
          <table:table-cell office:value-type="float" office:value="3490691" table:style-name="ce60">
            <text:p>3,490,691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7293" table:style-name="ce37">
            <text:p>167,293</text:p>
          </table:table-cell>
          <table:table-cell office:value-type="float" office:value="457093" table:style-name="ce38">
            <text:p>457,093</text:p>
          </table:table-cell>
          <table:table-cell office:value-type="float" office:value="231436" table:style-name="ce38">
            <text:p>231,436</text:p>
          </table:table-cell>
          <table:table-cell office:value-type="float" office:value="225657" table:style-name="ce38">
            <text:p>225,657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8457" table:style-name="ce37">
            <text:p>188,457</text:p>
          </table:table-cell>
          <table:table-cell office:value-type="float" office:value="548660" table:style-name="ce38">
            <text:p>548,660</text:p>
          </table:table-cell>
          <table:table-cell office:value-type="float" office:value="280557" table:style-name="ce38">
            <text:p>280,557</text:p>
          </table:table-cell>
          <table:table-cell office:value-type="float" office:value="268103" table:style-name="ce38">
            <text:p>268,103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6305" table:style-name="ce37">
            <text:p>186,305</text:p>
          </table:table-cell>
          <table:table-cell office:value-type="float" office:value="557225" table:style-name="ce38">
            <text:p>557,225</text:p>
          </table:table-cell>
          <table:table-cell office:value-type="float" office:value="287459" table:style-name="ce38">
            <text:p>287,459</text:p>
          </table:table-cell>
          <table:table-cell office:value-type="float" office:value="269766" table:style-name="ce38">
            <text:p>269,76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5162" table:style-name="ce37">
            <text:p>385,162</text:p>
          </table:table-cell>
          <table:table-cell office:value-type="float" office:value="1285450" table:style-name="ce38">
            <text:p>1,285,450</text:p>
          </table:table-cell>
          <table:table-cell office:value-type="float" office:value="655657" table:style-name="ce38">
            <text:p>655,657</text:p>
          </table:table-cell>
          <table:table-cell office:value-type="float" office:value="629793" table:style-name="ce38">
            <text:p>629,793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549" table:style-name="ce37">
            <text:p>177,549</text:p>
          </table:table-cell>
          <table:table-cell office:value-type="float" office:value="503862" table:style-name="ce38">
            <text:p>503,862</text:p>
          </table:table-cell>
          <table:table-cell office:value-type="float" office:value="258271" table:style-name="ce38">
            <text:p>258,271</text:p>
          </table:table-cell>
          <table:table-cell office:value-type="float" office:value="245591" table:style-name="ce38">
            <text:p>245,591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682" table:style-name="ce37">
            <text:p>239,682</text:p>
          </table:table-cell>
          <table:table-cell office:value-type="float" office:value="693209" table:style-name="ce38">
            <text:p>693,209</text:p>
          </table:table-cell>
          <table:table-cell office:value-type="float" office:value="359927" table:style-name="ce38">
            <text:p>359,927</text:p>
          </table:table-cell>
          <table:table-cell office:value-type="float" office:value="333282" table:style-name="ce38">
            <text:p>333,2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596" table:style-name="ce37">
            <text:p>182,596</text:p>
          </table:table-cell>
          <table:table-cell office:value-type="float" office:value="513772" table:style-name="ce38">
            <text:p>513,772</text:p>
          </table:table-cell>
          <table:table-cell office:value-type="float" office:value="267350" table:style-name="ce38">
            <text:p>267,350</text:p>
          </table:table-cell>
          <table:table-cell office:value-type="float" office:value="246422" table:style-name="ce38">
            <text:p>246,4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144" table:style-name="ce37">
            <text:p>286,144</text:p>
          </table:table-cell>
          <table:table-cell office:value-type="float" office:value="833602" table:style-name="ce38">
            <text:p>833,602</text:p>
          </table:table-cell>
          <table:table-cell office:value-type="float" office:value="426564" table:style-name="ce38">
            <text:p>426,564</text:p>
          </table:table-cell>
          <table:table-cell office:value-type="float" office:value="407038" table:style-name="ce38">
            <text:p>407,0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665" table:style-name="ce37">
            <text:p>82,665</text:p>
          </table:table-cell>
          <table:table-cell office:value-type="float" office:value="220244" table:style-name="ce56">
            <text:p>220,244</text:p>
          </table:table-cell>
          <table:table-cell office:value-type="float" office:value="113874" table:style-name="ce38">
            <text:p>113,874</text:p>
          </table:table-cell>
          <table:table-cell office:value-type="float" office:value="106370" table:style-name="ce38">
            <text:p>106,3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523" table:style-name="ce37">
            <text:p>125,523</text:p>
          </table:table-cell>
          <table:table-cell office:value-type="float" office:value="330343" table:style-name="ce38">
            <text:p>330,343</text:p>
          </table:table-cell>
          <table:table-cell office:value-type="float" office:value="167947" table:style-name="ce38">
            <text:p>167,947</text:p>
          </table:table-cell>
          <table:table-cell office:value-type="float" office:value="162396" table:style-name="ce38">
            <text:p>162,3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431" table:style-name="ce37">
            <text:p>39,431</text:p>
          </table:table-cell>
          <table:table-cell office:value-type="float" office:value="103385" table:style-name="ce38">
            <text:p>103,385</text:p>
          </table:table-cell>
          <table:table-cell office:value-type="float" office:value="53264" table:style-name="ce38">
            <text:p>53,264</text:p>
          </table:table-cell>
          <table:table-cell office:value-type="float" office:value="50121" table:style-name="ce38">
            <text:p>50,1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202" table:style-name="ce37">
            <text:p>152,202</text:p>
          </table:table-cell>
          <table:table-cell office:value-type="float" office:value="372086" table:style-name="ce38">
            <text:p>372,086</text:p>
          </table:table-cell>
          <table:table-cell office:value-type="float" office:value="186370" table:style-name="ce38">
            <text:p>186,370</text:p>
          </table:table-cell>
          <table:table-cell office:value-type="float" office:value="185716" table:style-name="ce38">
            <text:p>185,7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1174" table:style-name="ce37">
            <text:p>161,174</text:p>
          </table:table-cell>
          <table:table-cell office:value-type="float" office:value="438524" table:style-name="ce38">
            <text:p>438,524</text:p>
          </table:table-cell>
          <table:table-cell office:value-type="float" office:value="216669" table:style-name="ce38">
            <text:p>216,669</text:p>
          </table:table-cell>
          <table:table-cell office:value-type="float" office:value="221855" table:style-name="ce38">
            <text:p>221,8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170" table:style-name="ce37">
            <text:p>99,170</text:p>
          </table:table-cell>
          <table:table-cell office:value-type="float" office:value="269949" table:style-name="ce38">
            <text:p>269,949</text:p>
          </table:table-cell>
          <table:table-cell office:value-type="float" office:value="131368" table:style-name="ce38">
            <text:p>131,368</text:p>
          </table:table-cell>
          <table:table-cell office:value-type="float" office:value="138581" table:style-name="ce38">
            <text:p>138,58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187" table:style-name="ce58">
            <text:p>42,187</text:p>
          </table:table-cell>
          <table:table-cell office:value-type="float" office:value="148127" table:style-name="ce62">
            <text:p>148,127</text:p>
          </table:table-cell>
          <table:table-cell office:value-type="float" office:value="74908" table:style-name="ce62">
            <text:p>74,908</text:p>
          </table:table-cell>
          <table:table-cell office:value-type="float" office:value="73219" table:style-name="ce62">
            <text:p>73,2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448" table:style-name="ce37">
            <text:p>39,448</text:p>
          </table:table-cell>
          <table:table-cell office:value-type="float" office:value="135440" table:style-name="ce38">
            <text:p>135,440</text:p>
          </table:table-cell>
          <table:table-cell office:value-type="float" office:value="67674" table:style-name="ce38">
            <text:p>67,674</text:p>
          </table:table-cell>
          <table:table-cell office:value-type="float" office:value="67766" table:style-name="ce38">
            <text:p>67,76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739" table:style-name="ce39">
            <text:p>2,739</text:p>
          </table:table-cell>
          <table:table-cell office:value-type="float" office:value="12687" table:style-name="ce40">
            <text:p>12,687</text:p>
          </table:table-cell>
          <table:table-cell office:value-type="float" office:value="7234" table:style-name="ce40">
            <text:p>7,234</text:p>
          </table:table-cell>
          <table:table-cell office:value-type="float" office:value="5453" table:style-name="ce40">
            <text:p>5,453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5<text:span text:style-name="T2">月</text:span>3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30739" table:style-name="ce83">
            <text:p>1,530,739</text:p>
          </table:table-cell>
          <table:table-cell office:value-type="float" office:value="3980867" table:style-name="ce80">
            <text:p>3,980,867</text:p>
          </table:table-cell>
          <table:table-cell office:value-type="float" office:value="1952123" table:style-name="ce80">
            <text:p>1,952,123</text:p>
          </table:table-cell>
          <table:table-cell office:value-type="float" office:value="2028744" table:style-name="ce84">
            <text:p>2,028,74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7151" table:style-name="ce9">
            <text:p>207,151</text:p>
          </table:table-cell>
          <table:table-cell office:value-type="float" office:value="552223" table:style-name="ce11">
            <text:p>552,223</text:p>
          </table:table-cell>
          <table:table-cell office:value-type="float" office:value="269783" table:style-name="ce11">
            <text:p>269,783</text:p>
          </table:table-cell>
          <table:table-cell office:value-type="float" office:value="282440" table:style-name="ce23">
            <text:p>282,44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293" table:style-name="ce9">
            <text:p>150,293</text:p>
          </table:table-cell>
          <table:table-cell office:value-type="float" office:value="388174" table:style-name="ce11">
            <text:p>388,174</text:p>
          </table:table-cell>
          <table:table-cell office:value-type="float" office:value="191198" table:style-name="ce11">
            <text:p>191,198</text:p>
          </table:table-cell>
          <table:table-cell office:value-type="float" office:value="196976" table:style-name="ce23">
            <text:p>196,97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301" table:style-name="ce9">
            <text:p>164,301</text:p>
          </table:table-cell>
          <table:table-cell office:value-type="float" office:value="413520" table:style-name="ce11">
            <text:p>413,520</text:p>
          </table:table-cell>
          <table:table-cell office:value-type="float" office:value="201307" table:style-name="ce11">
            <text:p>201,307</text:p>
          </table:table-cell>
          <table:table-cell office:value-type="float" office:value="212213" table:style-name="ce23">
            <text:p>212,21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914" table:style-name="ce9">
            <text:p>90,914</text:p>
          </table:table-cell>
          <table:table-cell office:value-type="float" office:value="223953" table:style-name="ce11">
            <text:p>223,953</text:p>
          </table:table-cell>
          <table:table-cell office:value-type="float" office:value="106397" table:style-name="ce11">
            <text:p>106,397</text:p>
          </table:table-cell>
          <table:table-cell office:value-type="float" office:value="117556" table:style-name="ce23">
            <text:p>117,55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1364" table:style-name="ce9">
            <text:p>151,364</text:p>
          </table:table-cell>
          <table:table-cell office:value-type="float" office:value="414819" table:style-name="ce11">
            <text:p>414,819</text:p>
          </table:table-cell>
          <table:table-cell office:value-type="float" office:value="202619" table:style-name="ce11">
            <text:p>202,619</text:p>
          </table:table-cell>
          <table:table-cell office:value-type="float" office:value="212200" table:style-name="ce23">
            <text:p>212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529" table:style-name="ce9">
            <text:p>125,529</text:p>
          </table:table-cell>
          <table:table-cell office:value-type="float" office:value="301207" table:style-name="ce11">
            <text:p>301,207</text:p>
          </table:table-cell>
          <table:table-cell office:value-type="float" office:value="145082" table:style-name="ce11">
            <text:p>145,082</text:p>
          </table:table-cell>
          <table:table-cell office:value-type="float" office:value="156125" table:style-name="ce23">
            <text:p>156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190" table:style-name="ce9">
            <text:p>66,190</text:p>
          </table:table-cell>
          <table:table-cell office:value-type="float" office:value="184412" table:style-name="ce11">
            <text:p>184,412</text:p>
          </table:table-cell>
          <table:table-cell office:value-type="float" office:value="92017" table:style-name="ce11">
            <text:p>92,017</text:p>
          </table:table-cell>
          <table:table-cell office:value-type="float" office:value="92395" table:style-name="ce23">
            <text:p>92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654" table:style-name="ce9">
            <text:p>29,654</text:p>
          </table:table-cell>
          <table:table-cell office:value-type="float" office:value="87005" table:style-name="ce11">
            <text:p>87,005</text:p>
          </table:table-cell>
          <table:table-cell office:value-type="float" office:value="43615" table:style-name="ce11">
            <text:p>43,615</text:p>
          </table:table-cell>
          <table:table-cell office:value-type="float" office:value="43390" table:style-name="ce23">
            <text:p>43,3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122" table:style-name="ce9">
            <text:p>42,122</text:p>
          </table:table-cell>
          <table:table-cell office:value-type="float" office:value="114403" table:style-name="ce11">
            <text:p>114,403</text:p>
          </table:table-cell>
          <table:table-cell office:value-type="float" office:value="57390" table:style-name="ce11">
            <text:p>57,390</text:p>
          </table:table-cell>
          <table:table-cell office:value-type="float" office:value="57013" table:style-name="ce23">
            <text:p>57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3052" table:style-name="ce9">
            <text:p>73,052</text:p>
          </table:table-cell>
          <table:table-cell office:value-type="float" office:value="166767" table:style-name="ce11">
            <text:p>166,767</text:p>
          </table:table-cell>
          <table:table-cell office:value-type="float" office:value="80142" table:style-name="ce11">
            <text:p>80,142</text:p>
          </table:table-cell>
          <table:table-cell office:value-type="float" office:value="86625" table:style-name="ce23">
            <text:p>86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182" table:style-name="ce9">
            <text:p>86,182</text:p>
          </table:table-cell>
          <table:table-cell office:value-type="float" office:value="198201" table:style-name="ce11">
            <text:p>198,201</text:p>
          </table:table-cell>
          <table:table-cell office:value-type="float" office:value="96764" table:style-name="ce11">
            <text:p>96,764</text:p>
          </table:table-cell>
          <table:table-cell office:value-type="float" office:value="101437" table:style-name="ce23">
            <text:p>101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0" table:style-name="ce9">
            <text:p>16,170</text:p>
          </table:table-cell>
          <table:table-cell office:value-type="float" office:value="40544" table:style-name="ce11">
            <text:p>40,544</text:p>
          </table:table-cell>
          <table:table-cell office:value-type="float" office:value="20490" table:style-name="ce11">
            <text:p>20,490</text:p>
          </table:table-cell>
          <table:table-cell office:value-type="float" office:value="20054" table:style-name="ce23">
            <text:p>20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741" table:style-name="ce9">
            <text:p>86,741</text:p>
          </table:table-cell>
          <table:table-cell office:value-type="float" office:value="238519" table:style-name="ce11">
            <text:p>238,519</text:p>
          </table:table-cell>
          <table:table-cell office:value-type="float" office:value="117757" table:style-name="ce11">
            <text:p>117,757</text:p>
          </table:table-cell>
          <table:table-cell office:value-type="float" office:value="120762" table:style-name="ce23">
            <text:p>120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487" table:style-name="ce9">
            <text:p>70,487</text:p>
          </table:table-cell>
          <table:table-cell office:value-type="float" office:value="201091" table:style-name="ce11">
            <text:p>201,091</text:p>
          </table:table-cell>
          <table:table-cell office:value-type="float" office:value="98870" table:style-name="ce11">
            <text:p>98,870</text:p>
          </table:table-cell>
          <table:table-cell office:value-type="float" office:value="102221" table:style-name="ce23">
            <text:p>102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876" table:style-name="ce9">
            <text:p>30,876</text:p>
          </table:table-cell>
          <table:table-cell office:value-type="float" office:value="84270" table:style-name="ce11">
            <text:p>84,270</text:p>
          </table:table-cell>
          <table:table-cell office:value-type="float" office:value="42536" table:style-name="ce11">
            <text:p>42,536</text:p>
          </table:table-cell>
          <table:table-cell office:value-type="float" office:value="41734" table:style-name="ce23">
            <text:p>41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290" table:style-name="ce9">
            <text:p>28,290</text:p>
          </table:table-cell>
          <table:table-cell office:value-type="float" office:value="78924" table:style-name="ce11">
            <text:p>78,924</text:p>
          </table:table-cell>
          <table:table-cell office:value-type="float" office:value="39216" table:style-name="ce11">
            <text:p>39,216</text:p>
          </table:table-cell>
          <table:table-cell office:value-type="float" office:value="39708" table:style-name="ce23">
            <text:p>39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958" table:style-name="ce9">
            <text:p>40,958</text:p>
          </table:table-cell>
          <table:table-cell office:value-type="float" office:value="104048" table:style-name="ce11">
            <text:p>104,048</text:p>
          </table:table-cell>
          <table:table-cell office:value-type="float" office:value="50690" table:style-name="ce11">
            <text:p>50,690</text:p>
          </table:table-cell>
          <table:table-cell office:value-type="float" office:value="53358" table:style-name="ce23">
            <text:p>53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51" table:style-name="ce9">
            <text:p>9,551</text:p>
          </table:table-cell>
          <table:table-cell office:value-type="float" office:value="23682" table:style-name="ce11">
            <text:p>23,682</text:p>
          </table:table-cell>
          <table:table-cell office:value-type="float" office:value="11844" table:style-name="ce11">
            <text:p>11,844</text:p>
          </table:table-cell>
          <table:table-cell office:value-type="float" office:value="11838" table:style-name="ce23">
            <text:p>11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0" table:style-name="ce9">
            <text:p>3,360</text:p>
          </table:table-cell>
          <table:table-cell office:value-type="float" office:value="7691" table:style-name="ce11">
            <text:p>7,691</text:p>
          </table:table-cell>
          <table:table-cell office:value-type="float" office:value="4227" table:style-name="ce11">
            <text:p>4,227</text:p>
          </table:table-cell>
          <table:table-cell office:value-type="float" office:value="3464" table:style-name="ce23">
            <text:p>3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2" table:style-name="ce9">
            <text:p>2,512</text:p>
          </table:table-cell>
          <table:table-cell office:value-type="float" office:value="6543" table:style-name="ce11">
            <text:p>6,543</text:p>
          </table:table-cell>
          <table:table-cell office:value-type="float" office:value="3637" table:style-name="ce11">
            <text:p>3,637</text:p>
          </table:table-cell>
          <table:table-cell office:value-type="float" office:value="2906" table:style-name="ce23">
            <text:p>2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28" table:style-name="ce9">
            <text:p>9,428</text:p>
          </table:table-cell>
          <table:table-cell office:value-type="float" office:value="23288" table:style-name="ce11">
            <text:p>23,288</text:p>
          </table:table-cell>
          <table:table-cell office:value-type="float" office:value="11950" table:style-name="ce11">
            <text:p>11,950</text:p>
          </table:table-cell>
          <table:table-cell office:value-type="float" office:value="11338" table:style-name="ce23">
            <text:p>11,3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6" table:style-name="ce9">
            <text:p>4,296</text:p>
          </table:table-cell>
          <table:table-cell office:value-type="float" office:value="12417" table:style-name="ce11">
            <text:p>12,417</text:p>
          </table:table-cell>
          <table:table-cell office:value-type="float" office:value="6418" table:style-name="ce11">
            <text:p>6,418</text:p>
          </table:table-cell>
          <table:table-cell office:value-type="float" office:value="5999" table:style-name="ce23">
            <text:p>5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370" table:style-name="ce9">
            <text:p>14,370</text:p>
          </table:table-cell>
          <table:table-cell office:value-type="float" office:value="38108" table:style-name="ce11">
            <text:p>38,108</text:p>
          </table:table-cell>
          <table:table-cell office:value-type="float" office:value="19007" table:style-name="ce11">
            <text:p>19,007</text:p>
          </table:table-cell>
          <table:table-cell office:value-type="float" office:value="19101" table:style-name="ce23">
            <text:p>19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22" table:style-name="ce9">
            <text:p>2,322</text:p>
          </table:table-cell>
          <table:table-cell office:value-type="float" office:value="4744" table:style-name="ce11">
            <text:p>4,744</text:p>
          </table:table-cell>
          <table:table-cell office:value-type="float" office:value="2626" table:style-name="ce11">
            <text:p>2,626</text:p>
          </table:table-cell>
          <table:table-cell office:value-type="float" office:value="2118" table:style-name="ce23">
            <text:p>2,1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2" table:style-name="ce9">
            <text:p>3,812</text:p>
          </table:table-cell>
          <table:table-cell office:value-type="float" office:value="9028" table:style-name="ce11">
            <text:p>9,028</text:p>
          </table:table-cell>
          <table:table-cell office:value-type="float" office:value="4876" table:style-name="ce11">
            <text:p>4,876</text:p>
          </table:table-cell>
          <table:table-cell office:value-type="float" office:value="4152" table:style-name="ce23">
            <text:p>4,1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12" table:style-name="ce9">
            <text:p>4,412</text:p>
          </table:table-cell>
          <table:table-cell office:value-type="float" office:value="12637" table:style-name="ce11">
            <text:p>12,637</text:p>
          </table:table-cell>
          <table:table-cell office:value-type="float" office:value="6435" table:style-name="ce11">
            <text:p>6,435</text:p>
          </table:table-cell>
          <table:table-cell office:value-type="float" office:value="6202" table:style-name="ce23">
            <text:p>6,2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1" table:style-name="ce9">
            <text:p>7,071</text:p>
          </table:table-cell>
          <table:table-cell office:value-type="float" office:value="22104" table:style-name="ce11">
            <text:p>22,104</text:p>
          </table:table-cell>
          <table:table-cell office:value-type="float" office:value="10921" table:style-name="ce11">
            <text:p>10,921</text:p>
          </table:table-cell>
          <table:table-cell office:value-type="float" office:value="11183" table:style-name="ce23">
            <text:p>11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69" table:style-name="ce9">
            <text:p>7,469</text:p>
          </table:table-cell>
          <table:table-cell office:value-type="float" office:value="22326" table:style-name="ce11">
            <text:p>22,326</text:p>
          </table:table-cell>
          <table:table-cell office:value-type="float" office:value="11235" table:style-name="ce11">
            <text:p>11,235</text:p>
          </table:table-cell>
          <table:table-cell office:value-type="float" office:value="11091" table:style-name="ce23">
            <text:p>11,09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62" table:style-name="ce16">
            <text:p>1,862</text:p>
          </table:table-cell>
          <table:table-cell office:value-type="float" office:value="6219" table:style-name="ce18">
            <text:p>6,219</text:p>
          </table:table-cell>
          <table:table-cell office:value-type="float" office:value="3074" table:style-name="ce18">
            <text:p>3,074</text:p>
          </table:table-cell>
          <table:table-cell office:value-type="float" office:value="3145" table:style-name="ce19">
            <text:p>3,145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8379" table:style-name="ce72">
            <text:p>1,048,379</text:p>
          </table:table-cell>
          <table:table-cell office:value-type="float" office:value="2692118" table:style-name="ce80">
            <text:p>2,692,118</text:p>
          </table:table-cell>
          <table:table-cell office:value-type="float" office:value="1287277" table:style-name="ce80">
            <text:p>1,287,277</text:p>
          </table:table-cell>
          <table:table-cell office:value-type="float" office:value="1404841" table:style-name="ce74">
            <text:p>1,404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441" table:style-name="ce53">
            <text:p>80,441</text:p>
          </table:table-cell>
          <table:table-cell office:value-type="float" office:value="208152" table:style-name="ce11">
            <text:p>208,152</text:p>
          </table:table-cell>
          <table:table-cell office:value-type="float" office:value="97811" table:style-name="ce11">
            <text:p>97,811</text:p>
          </table:table-cell>
          <table:table-cell office:value-type="float" office:value="110341" table:style-name="ce10">
            <text:p>110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20" table:style-name="ce53">
            <text:p>89,420</text:p>
          </table:table-cell>
          <table:table-cell office:value-type="float" office:value="226823" table:style-name="ce11">
            <text:p>226,823</text:p>
          </table:table-cell>
          <table:table-cell office:value-type="float" office:value="108424" table:style-name="ce11">
            <text:p>108,424</text:p>
          </table:table-cell>
          <table:table-cell office:value-type="float" office:value="118399" table:style-name="ce10">
            <text:p>118,3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543" table:style-name="ce53">
            <text:p>120,543</text:p>
          </table:table-cell>
          <table:table-cell office:value-type="float" office:value="311185" table:style-name="ce11">
            <text:p>311,185</text:p>
          </table:table-cell>
          <table:table-cell office:value-type="float" office:value="145500" table:style-name="ce11">
            <text:p>145,500</text:p>
          </table:table-cell>
          <table:table-cell office:value-type="float" office:value="165685" table:style-name="ce10">
            <text:p>165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751" table:style-name="ce53">
            <text:p>99,751</text:p>
          </table:table-cell>
          <table:table-cell office:value-type="float" office:value="231139" table:style-name="ce11">
            <text:p>231,139</text:p>
          </table:table-cell>
          <table:table-cell office:value-type="float" office:value="107768" table:style-name="ce11">
            <text:p>107,768</text:p>
          </table:table-cell>
          <table:table-cell office:value-type="float" office:value="123371" table:style-name="ce10">
            <text:p>123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177" table:style-name="ce53">
            <text:p>65,177</text:p>
          </table:table-cell>
          <table:table-cell office:value-type="float" office:value="160789" table:style-name="ce11">
            <text:p>160,789</text:p>
          </table:table-cell>
          <table:table-cell office:value-type="float" office:value="76733" table:style-name="ce11">
            <text:p>76,733</text:p>
          </table:table-cell>
          <table:table-cell office:value-type="float" office:value="84056" table:style-name="ce10">
            <text:p>84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687" table:style-name="ce53">
            <text:p>51,687</text:p>
          </table:table-cell>
          <table:table-cell office:value-type="float" office:value="129761" table:style-name="ce11">
            <text:p>129,761</text:p>
          </table:table-cell>
          <table:table-cell office:value-type="float" office:value="63298" table:style-name="ce11">
            <text:p>63,298</text:p>
          </table:table-cell>
          <table:table-cell office:value-type="float" office:value="66463" table:style-name="ce10">
            <text:p>66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81" table:style-name="ce53">
            <text:p>78,581</text:p>
          </table:table-cell>
          <table:table-cell office:value-type="float" office:value="192817" table:style-name="ce11">
            <text:p>192,817</text:p>
          </table:table-cell>
          <table:table-cell office:value-type="float" office:value="94770" table:style-name="ce11">
            <text:p>94,770</text:p>
          </table:table-cell>
          <table:table-cell office:value-type="float" office:value="98047" table:style-name="ce10">
            <text:p>98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137" table:style-name="ce53">
            <text:p>105,137</text:p>
          </table:table-cell>
          <table:table-cell office:value-type="float" office:value="274910" table:style-name="ce11">
            <text:p>274,910</text:p>
          </table:table-cell>
          <table:table-cell office:value-type="float" office:value="132013" table:style-name="ce11">
            <text:p>132,013</text:p>
          </table:table-cell>
          <table:table-cell office:value-type="float" office:value="142897" table:style-name="ce10">
            <text:p>142,8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14" table:style-name="ce53">
            <text:p>46,814</text:p>
          </table:table-cell>
          <table:table-cell office:value-type="float" office:value="122268" table:style-name="ce11">
            <text:p>122,268</text:p>
          </table:table-cell>
          <table:table-cell office:value-type="float" office:value="59790" table:style-name="ce11">
            <text:p>59,790</text:p>
          </table:table-cell>
          <table:table-cell office:value-type="float" office:value="62478" table:style-name="ce10">
            <text:p>62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398" table:style-name="ce53">
            <text:p>107,398</text:p>
          </table:table-cell>
          <table:table-cell office:value-type="float" office:value="287760" table:style-name="ce11">
            <text:p>287,760</text:p>
          </table:table-cell>
          <table:table-cell office:value-type="float" office:value="137591" table:style-name="ce11">
            <text:p>137,591</text:p>
          </table:table-cell>
          <table:table-cell office:value-type="float" office:value="150169" table:style-name="ce10">
            <text:p>150,1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882" table:style-name="ce53">
            <text:p>106,882</text:p>
          </table:table-cell>
          <table:table-cell office:value-type="float" office:value="289482" table:style-name="ce11">
            <text:p>289,482</text:p>
          </table:table-cell>
          <table:table-cell office:value-type="float" office:value="139620" table:style-name="ce11">
            <text:p>139,620</text:p>
          </table:table-cell>
          <table:table-cell office:value-type="float" office:value="149862" table:style-name="ce10">
            <text:p>149,86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548" table:style-name="ce54">
            <text:p>96,548</text:p>
          </table:table-cell>
          <table:table-cell office:value-type="float" office:value="257032" table:style-name="ce18">
            <text:p>257,032</text:p>
          </table:table-cell>
          <table:table-cell office:value-type="float" office:value="123959" table:style-name="ce18">
            <text:p>123,959</text:p>
          </table:table-cell>
          <table:table-cell office:value-type="float" office:value="133073" table:style-name="ce17">
            <text:p>133,073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76323" table:style-name="ce72">
            <text:p>776,323</text:p>
          </table:table-cell>
          <table:table-cell office:value-type="float" office:value="2160035" table:style-name="ce80">
            <text:p>2,160,035</text:p>
          </table:table-cell>
          <table:table-cell office:value-type="float" office:value="1077025" table:style-name="ce80">
            <text:p>1,077,025</text:p>
          </table:table-cell>
          <table:table-cell office:value-type="float" office:value="1083010" table:style-name="ce84">
            <text:p>1,083,01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3895" table:style-name="ce53">
            <text:p>163,895</text:p>
          </table:table-cell>
          <table:table-cell office:value-type="float" office:value="436740" table:style-name="ce11">
            <text:p>436,740</text:p>
          </table:table-cell>
          <table:table-cell office:value-type="float" office:value="212232" table:style-name="ce11">
            <text:p>212,232</text:p>
          </table:table-cell>
          <table:table-cell office:value-type="float" office:value="224508" table:style-name="ce23">
            <text:p>224,50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6262" table:style-name="ce53">
            <text:p>146,262</text:p>
          </table:table-cell>
          <table:table-cell office:value-type="float" office:value="399060" table:style-name="ce11">
            <text:p>399,060</text:p>
          </table:table-cell>
          <table:table-cell office:value-type="float" office:value="196881" table:style-name="ce11">
            <text:p>196,881</text:p>
          </table:table-cell>
          <table:table-cell office:value-type="float" office:value="202179" table:style-name="ce23">
            <text:p>202,17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979" table:style-name="ce53">
            <text:p>31,979</text:p>
          </table:table-cell>
          <table:table-cell office:value-type="float" office:value="94213" table:style-name="ce11">
            <text:p>94,213</text:p>
          </table:table-cell>
          <table:table-cell office:value-type="float" office:value="48098" table:style-name="ce11">
            <text:p>48,098</text:p>
          </table:table-cell>
          <table:table-cell office:value-type="float" office:value="46115" table:style-name="ce23">
            <text:p>46,11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731" table:style-name="ce53">
            <text:p>56,731</text:p>
          </table:table-cell>
          <table:table-cell office:value-type="float" office:value="164891" table:style-name="ce11">
            <text:p>164,891</text:p>
          </table:table-cell>
          <table:table-cell office:value-type="float" office:value="83212" table:style-name="ce11">
            <text:p>83,212</text:p>
          </table:table-cell>
          <table:table-cell office:value-type="float" office:value="81679" table:style-name="ce23">
            <text:p>81,67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7216" table:style-name="ce53">
            <text:p>57,216</text:p>
          </table:table-cell>
          <table:table-cell office:value-type="float" office:value="159618" table:style-name="ce11">
            <text:p>159,618</text:p>
          </table:table-cell>
          <table:table-cell office:value-type="float" office:value="79385" table:style-name="ce11">
            <text:p>79,385</text:p>
          </table:table-cell>
          <table:table-cell office:value-type="float" office:value="80233" table:style-name="ce23">
            <text:p>80,23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035" table:style-name="ce53">
            <text:p>32,035</text:p>
          </table:table-cell>
          <table:table-cell office:value-type="float" office:value="87835" table:style-name="ce11">
            <text:p>87,835</text:p>
          </table:table-cell>
          <table:table-cell office:value-type="float" office:value="44951" table:style-name="ce11">
            <text:p>44,951</text:p>
          </table:table-cell>
          <table:table-cell office:value-type="float" office:value="42884" table:style-name="ce23">
            <text:p>42,88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9833" table:style-name="ce53">
            <text:p>59,833</text:p>
          </table:table-cell>
          <table:table-cell office:value-type="float" office:value="154313" table:style-name="ce11">
            <text:p>154,313</text:p>
          </table:table-cell>
          <table:table-cell office:value-type="float" office:value="77058" table:style-name="ce11">
            <text:p>77,058</text:p>
          </table:table-cell>
          <table:table-cell office:value-type="float" office:value="77255" table:style-name="ce23">
            <text:p>77,25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8857" table:style-name="ce53">
            <text:p>68,857</text:p>
          </table:table-cell>
          <table:table-cell office:value-type="float" office:value="194239" table:style-name="ce11">
            <text:p>194,239</text:p>
          </table:table-cell>
          <table:table-cell office:value-type="float" office:value="97415" table:style-name="ce11">
            <text:p>97,415</text:p>
          </table:table-cell>
          <table:table-cell office:value-type="float" office:value="96824" table:style-name="ce23">
            <text:p>96,82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257" table:style-name="ce53">
            <text:p>41,257</text:p>
          </table:table-cell>
          <table:table-cell office:value-type="float" office:value="120685" table:style-name="ce11">
            <text:p>120,685</text:p>
          </table:table-cell>
          <table:table-cell office:value-type="float" office:value="60595" table:style-name="ce11">
            <text:p>60,595</text:p>
          </table:table-cell>
          <table:table-cell office:value-type="float" office:value="60090" table:style-name="ce23">
            <text:p>60,09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150" table:style-name="ce53">
            <text:p>76,150</text:p>
          </table:table-cell>
          <table:table-cell office:value-type="float" office:value="222647" table:style-name="ce11">
            <text:p>222,647</text:p>
          </table:table-cell>
          <table:table-cell office:value-type="float" office:value="110794" table:style-name="ce11">
            <text:p>110,794</text:p>
          </table:table-cell>
          <table:table-cell office:value-type="float" office:value="111853" table:style-name="ce23">
            <text:p>111,85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064" table:style-name="ce53">
            <text:p>16,064</text:p>
          </table:table-cell>
          <table:table-cell office:value-type="float" office:value="48733" table:style-name="ce11">
            <text:p>48,733</text:p>
          </table:table-cell>
          <table:table-cell office:value-type="float" office:value="25957" table:style-name="ce11">
            <text:p>25,957</text:p>
          </table:table-cell>
          <table:table-cell office:value-type="float" office:value="22776" table:style-name="ce23">
            <text:p>22,77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280" table:style-name="ce53">
            <text:p>22,280</text:p>
          </table:table-cell>
          <table:table-cell office:value-type="float" office:value="65786" table:style-name="ce11">
            <text:p>65,786</text:p>
          </table:table-cell>
          <table:table-cell office:value-type="float" office:value="34315" table:style-name="ce11">
            <text:p>34,315</text:p>
          </table:table-cell>
          <table:table-cell office:value-type="float" office:value="31471" table:style-name="ce23">
            <text:p>31,471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64" table:style-name="ce54">
            <text:p>3,764</text:p>
          </table:table-cell>
          <table:table-cell office:value-type="float" office:value="11275" table:style-name="ce18">
            <text:p>11,275</text:p>
          </table:table-cell>
          <table:table-cell office:value-type="float" office:value="6132" table:style-name="ce18">
            <text:p>6,132</text:p>
          </table:table-cell>
          <table:table-cell office:value-type="float" office:value="5143" table:style-name="ce19">
            <text:p>5,143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4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48711" table:style-name="ce72">
            <text:p>948,711</text:p>
          </table:table-cell>
          <table:table-cell office:value-type="float" office:value="2773527" table:style-name="ce80">
            <text:p>2,773,527</text:p>
          </table:table-cell>
          <table:table-cell office:value-type="float" office:value="1368815" table:style-name="ce80">
            <text:p>1,368,815</text:p>
          </table:table-cell>
          <table:table-cell office:value-type="float" office:value="1404712" table:style-name="ce74">
            <text:p>1,404,71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69" table:style-name="ce53">
            <text:p>7,969</text:p>
          </table:table-cell>
          <table:table-cell office:value-type="float" office:value="18741" table:style-name="ce11">
            <text:p>18,741</text:p>
          </table:table-cell>
          <table:table-cell office:value-type="float" office:value="9313" table:style-name="ce11">
            <text:p>9,313</text:p>
          </table:table-cell>
          <table:table-cell office:value-type="float" office:value="9428" table:style-name="ce10">
            <text:p>9,42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679" table:style-name="ce53">
            <text:p>27,679</text:p>
          </table:table-cell>
          <table:table-cell office:value-type="float" office:value="75543" table:style-name="ce11">
            <text:p>75,543</text:p>
          </table:table-cell>
          <table:table-cell office:value-type="float" office:value="37671" table:style-name="ce11">
            <text:p>37,671</text:p>
          </table:table-cell>
          <table:table-cell office:value-type="float" office:value="37872" table:style-name="ce10">
            <text:p>37,872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752" table:style-name="ce53">
            <text:p>47,752</text:p>
          </table:table-cell>
          <table:table-cell office:value-type="float" office:value="123807" table:style-name="ce11">
            <text:p>123,807</text:p>
          </table:table-cell>
          <table:table-cell office:value-type="float" office:value="59541" table:style-name="ce11">
            <text:p>59,541</text:p>
          </table:table-cell>
          <table:table-cell office:value-type="float" office:value="64266" table:style-name="ce10">
            <text:p>64,266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623" table:style-name="ce53">
            <text:p>45,623</text:p>
          </table:table-cell>
          <table:table-cell office:value-type="float" office:value="115893" table:style-name="ce11">
            <text:p>115,893</text:p>
          </table:table-cell>
          <table:table-cell office:value-type="float" office:value="55056" table:style-name="ce11">
            <text:p>55,056</text:p>
          </table:table-cell>
          <table:table-cell office:value-type="float" office:value="60837" table:style-name="ce10">
            <text:p>60,83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124" table:style-name="ce53">
            <text:p>59,124</text:p>
          </table:table-cell>
          <table:table-cell office:value-type="float" office:value="147730" table:style-name="ce11">
            <text:p>147,730</text:p>
          </table:table-cell>
          <table:table-cell office:value-type="float" office:value="70742" table:style-name="ce11">
            <text:p>70,742</text:p>
          </table:table-cell>
          <table:table-cell office:value-type="float" office:value="76988" table:style-name="ce10">
            <text:p>76,98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4803" table:style-name="ce53">
            <text:p>84,803</text:p>
          </table:table-cell>
          <table:table-cell office:value-type="float" office:value="225525" table:style-name="ce11">
            <text:p>225,525</text:p>
          </table:table-cell>
          <table:table-cell office:value-type="float" office:value="108473" table:style-name="ce11">
            <text:p>108,473</text:p>
          </table:table-cell>
          <table:table-cell office:value-type="float" office:value="117052" table:style-name="ce10">
            <text:p>117,05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183" table:style-name="ce53">
            <text:p>61,183</text:p>
          </table:table-cell>
          <table:table-cell office:value-type="float" office:value="167153" table:style-name="ce11">
            <text:p>167,153</text:p>
          </table:table-cell>
          <table:table-cell office:value-type="float" office:value="79968" table:style-name="ce11">
            <text:p>79,968</text:p>
          </table:table-cell>
          <table:table-cell office:value-type="float" office:value="87185" table:style-name="ce10">
            <text:p>87,18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8486" table:style-name="ce53">
            <text:p>98,486</text:p>
          </table:table-cell>
          <table:table-cell office:value-type="float" office:value="271883" table:style-name="ce11">
            <text:p>271,883</text:p>
          </table:table-cell>
          <table:table-cell office:value-type="float" office:value="130632" table:style-name="ce11">
            <text:p>130,632</text:p>
          </table:table-cell>
          <table:table-cell office:value-type="float" office:value="141251" table:style-name="ce10">
            <text:p>141,2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298" table:style-name="ce53">
            <text:p>53,298</text:p>
          </table:table-cell>
          <table:table-cell office:value-type="float" office:value="166822" table:style-name="ce11">
            <text:p>166,822</text:p>
          </table:table-cell>
          <table:table-cell office:value-type="float" office:value="82501" table:style-name="ce11">
            <text:p>82,501</text:p>
          </table:table-cell>
          <table:table-cell office:value-type="float" office:value="84321" table:style-name="ce10">
            <text:p>84,32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86" table:style-name="ce53">
            <text:p>17,386</text:p>
          </table:table-cell>
          <table:table-cell office:value-type="float" office:value="50870" table:style-name="ce11">
            <text:p>50,870</text:p>
          </table:table-cell>
          <table:table-cell office:value-type="float" office:value="26184" table:style-name="ce11">
            <text:p>26,184</text:p>
          </table:table-cell>
          <table:table-cell office:value-type="float" office:value="24686" table:style-name="ce10">
            <text:p>24,6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52" table:style-name="ce53">
            <text:p>22,952</text:p>
          </table:table-cell>
          <table:table-cell office:value-type="float" office:value="77737" table:style-name="ce11">
            <text:p>77,737</text:p>
          </table:table-cell>
          <table:table-cell office:value-type="float" office:value="39130" table:style-name="ce11">
            <text:p>39,130</text:p>
          </table:table-cell>
          <table:table-cell office:value-type="float" office:value="38607" table:style-name="ce10">
            <text:p>38,60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983" table:style-name="ce53">
            <text:p>26,983</text:p>
          </table:table-cell>
          <table:table-cell office:value-type="float" office:value="86427" table:style-name="ce11">
            <text:p>86,427</text:p>
          </table:table-cell>
          <table:table-cell office:value-type="float" office:value="44352" table:style-name="ce11">
            <text:p>44,352</text:p>
          </table:table-cell>
          <table:table-cell office:value-type="float" office:value="42075" table:style-name="ce10">
            <text:p>42,0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9019" table:style-name="ce53">
            <text:p>29,019</text:p>
          </table:table-cell>
          <table:table-cell office:value-type="float" office:value="91827" table:style-name="ce11">
            <text:p>91,827</text:p>
          </table:table-cell>
          <table:table-cell office:value-type="float" office:value="46380" table:style-name="ce11">
            <text:p>46,380</text:p>
          </table:table-cell>
          <table:table-cell office:value-type="float" office:value="45447" table:style-name="ce10">
            <text:p>45,44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579" table:style-name="ce53">
            <text:p>17,579</text:p>
          </table:table-cell>
          <table:table-cell office:value-type="float" office:value="57757" table:style-name="ce11">
            <text:p>57,757</text:p>
          </table:table-cell>
          <table:table-cell office:value-type="float" office:value="29025" table:style-name="ce11">
            <text:p>29,025</text:p>
          </table:table-cell>
          <table:table-cell office:value-type="float" office:value="28732" table:style-name="ce10">
            <text:p>28,73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040" table:style-name="ce53">
            <text:p>16,040</text:p>
          </table:table-cell>
          <table:table-cell office:value-type="float" office:value="54325" table:style-name="ce11">
            <text:p>54,325</text:p>
          </table:table-cell>
          <table:table-cell office:value-type="float" office:value="27621" table:style-name="ce11">
            <text:p>27,621</text:p>
          </table:table-cell>
          <table:table-cell office:value-type="float" office:value="26704" table:style-name="ce10">
            <text:p>26,7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353" table:style-name="ce53">
            <text:p>19,353</text:p>
          </table:table-cell>
          <table:table-cell office:value-type="float" office:value="65582" table:style-name="ce11">
            <text:p>65,582</text:p>
          </table:table-cell>
          <table:table-cell office:value-type="float" office:value="33484" table:style-name="ce11">
            <text:p>33,484</text:p>
          </table:table-cell>
          <table:table-cell office:value-type="float" office:value="32098" table:style-name="ce10">
            <text:p>32,0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046" table:style-name="ce53">
            <text:p>36,046</text:p>
          </table:table-cell>
          <table:table-cell office:value-type="float" office:value="107703" table:style-name="ce11">
            <text:p>107,703</text:p>
          </table:table-cell>
          <table:table-cell office:value-type="float" office:value="53264" table:style-name="ce11">
            <text:p>53,264</text:p>
          </table:table-cell>
          <table:table-cell office:value-type="float" office:value="54439" table:style-name="ce10">
            <text:p>54,43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270" table:style-name="ce53">
            <text:p>29,270</text:p>
          </table:table-cell>
          <table:table-cell office:value-type="float" office:value="94779" table:style-name="ce11">
            <text:p>94,779</text:p>
          </table:table-cell>
          <table:table-cell office:value-type="float" office:value="47327" table:style-name="ce11">
            <text:p>47,327</text:p>
          </table:table-cell>
          <table:table-cell office:value-type="float" office:value="47452" table:style-name="ce10">
            <text:p>47,45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7" table:style-name="ce53">
            <text:p>7,547</text:p>
          </table:table-cell>
          <table:table-cell office:value-type="float" office:value="24850" table:style-name="ce11">
            <text:p>24,850</text:p>
          </table:table-cell>
          <table:table-cell office:value-type="float" office:value="12887" table:style-name="ce11">
            <text:p>12,887</text:p>
          </table:table-cell>
          <table:table-cell office:value-type="float" office:value="11963" table:style-name="ce10">
            <text:p>11,96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901" table:style-name="ce53">
            <text:p>4,901</text:p>
          </table:table-cell>
          <table:table-cell office:value-type="float" office:value="15127" table:style-name="ce11">
            <text:p>15,127</text:p>
          </table:table-cell>
          <table:table-cell office:value-type="float" office:value="7852" table:style-name="ce11">
            <text:p>7,852</text:p>
          </table:table-cell>
          <table:table-cell office:value-type="float" office:value="7275" table:style-name="ce10">
            <text:p>7,2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41" table:style-name="ce53">
            <text:p>9,641</text:p>
          </table:table-cell>
          <table:table-cell office:value-type="float" office:value="31993" table:style-name="ce11">
            <text:p>31,993</text:p>
          </table:table-cell>
          <table:table-cell office:value-type="float" office:value="16430" table:style-name="ce11">
            <text:p>16,430</text:p>
          </table:table-cell>
          <table:table-cell office:value-type="float" office:value="15563" table:style-name="ce10">
            <text:p>15,56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6" table:style-name="ce53">
            <text:p>5,456</text:p>
          </table:table-cell>
          <table:table-cell office:value-type="float" office:value="19388" table:style-name="ce11">
            <text:p>19,388</text:p>
          </table:table-cell>
          <table:table-cell office:value-type="float" office:value="10246" table:style-name="ce11">
            <text:p>10,246</text:p>
          </table:table-cell>
          <table:table-cell office:value-type="float" office:value="9142" table:style-name="ce10">
            <text:p>9,14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168" table:style-name="ce53">
            <text:p>24,168</text:p>
          </table:table-cell>
          <table:table-cell office:value-type="float" office:value="73957" table:style-name="ce11">
            <text:p>73,957</text:p>
          </table:table-cell>
          <table:table-cell office:value-type="float" office:value="37174" table:style-name="ce11">
            <text:p>37,174</text:p>
          </table:table-cell>
          <table:table-cell office:value-type="float" office:value="36783" table:style-name="ce10">
            <text:p>36,78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503" table:style-name="ce53">
            <text:p>17,503</text:p>
          </table:table-cell>
          <table:table-cell office:value-type="float" office:value="57276" table:style-name="ce11">
            <text:p>57,276</text:p>
          </table:table-cell>
          <table:table-cell office:value-type="float" office:value="29233" table:style-name="ce11">
            <text:p>29,233</text:p>
          </table:table-cell>
          <table:table-cell office:value-type="float" office:value="28043" table:style-name="ce10">
            <text:p>28,04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801" table:style-name="ce53">
            <text:p>22,801</text:p>
          </table:table-cell>
          <table:table-cell office:value-type="float" office:value="77163" table:style-name="ce11">
            <text:p>77,163</text:p>
          </table:table-cell>
          <table:table-cell office:value-type="float" office:value="38918" table:style-name="ce11">
            <text:p>38,918</text:p>
          </table:table-cell>
          <table:table-cell office:value-type="float" office:value="38245" table:style-name="ce10">
            <text:p>38,24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049" table:style-name="ce53">
            <text:p>20,049</text:p>
          </table:table-cell>
          <table:table-cell office:value-type="float" office:value="65016" table:style-name="ce11">
            <text:p>65,016</text:p>
          </table:table-cell>
          <table:table-cell office:value-type="float" office:value="33026" table:style-name="ce11">
            <text:p>33,026</text:p>
          </table:table-cell>
          <table:table-cell office:value-type="float" office:value="31990" table:style-name="ce10">
            <text:p>31,9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573" table:style-name="ce53">
            <text:p>62,573</text:p>
          </table:table-cell>
          <table:table-cell office:value-type="float" office:value="186936" table:style-name="ce11">
            <text:p>186,936</text:p>
          </table:table-cell>
          <table:table-cell office:value-type="float" office:value="92770" table:style-name="ce11">
            <text:p>92,770</text:p>
          </table:table-cell>
          <table:table-cell office:value-type="float" office:value="94166" table:style-name="ce10">
            <text:p>94,16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999" table:style-name="ce53">
            <text:p>68,999</text:p>
          </table:table-cell>
          <table:table-cell office:value-type="float" office:value="210887" table:style-name="ce11">
            <text:p>210,887</text:p>
          </table:table-cell>
          <table:table-cell office:value-type="float" office:value="103773" table:style-name="ce11">
            <text:p>103,773</text:p>
          </table:table-cell>
          <table:table-cell office:value-type="float" office:value="107114" table:style-name="ce10">
            <text:p>107,11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28" table:style-name="ce54">
            <text:p>4,528</text:p>
          </table:table-cell>
          <table:table-cell office:value-type="float" office:value="10830" table:style-name="ce18">
            <text:p>10,830</text:p>
          </table:table-cell>
          <table:table-cell office:value-type="float" office:value="5842" table:style-name="ce18">
            <text:p>5,842</text:p>
          </table:table-cell>
          <table:table-cell office:value-type="float" office:value="4988" table:style-name="ce17">
            <text:p>4,988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9754" table:style-name="ce72">
            <text:p>679,754</text:p>
          </table:table-cell>
          <table:table-cell office:value-type="float" office:value="1886636" table:style-name="ce80">
            <text:p>1,886,636</text:p>
          </table:table-cell>
          <table:table-cell office:value-type="float" office:value="942889" table:style-name="ce80">
            <text:p>942,889</text:p>
          </table:table-cell>
          <table:table-cell office:value-type="float" office:value="943747" table:style-name="ce74">
            <text:p>943,7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924" table:style-name="ce53">
            <text:p>28,924</text:p>
          </table:table-cell>
          <table:table-cell office:value-type="float" office:value="78188" table:style-name="ce11">
            <text:p>78,188</text:p>
          </table:table-cell>
          <table:table-cell office:value-type="float" office:value="38697" table:style-name="ce11">
            <text:p>38,697</text:p>
          </table:table-cell>
          <table:table-cell office:value-type="float" office:value="39491" table:style-name="ce10">
            <text:p>39,4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9" table:style-name="ce53">
            <text:p>10,069</text:p>
          </table:table-cell>
          <table:table-cell office:value-type="float" office:value="25755" table:style-name="ce11">
            <text:p>25,755</text:p>
          </table:table-cell>
          <table:table-cell office:value-type="float" office:value="13448" table:style-name="ce11">
            <text:p>13,448</text:p>
          </table:table-cell>
          <table:table-cell office:value-type="float" office:value="12307" table:style-name="ce10">
            <text:p>12,3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36" table:style-name="ce53">
            <text:p>10,836</text:p>
          </table:table-cell>
          <table:table-cell office:value-type="float" office:value="28709" table:style-name="ce11">
            <text:p>28,709</text:p>
          </table:table-cell>
          <table:table-cell office:value-type="float" office:value="15002" table:style-name="ce11">
            <text:p>15,002</text:p>
          </table:table-cell>
          <table:table-cell office:value-type="float" office:value="13707" table:style-name="ce10">
            <text:p>13,7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84" table:style-name="ce53">
            <text:p>7,884</text:p>
          </table:table-cell>
          <table:table-cell office:value-type="float" office:value="21397" table:style-name="ce11">
            <text:p>21,397</text:p>
          </table:table-cell>
          <table:table-cell office:value-type="float" office:value="11166" table:style-name="ce11">
            <text:p>11,166</text:p>
          </table:table-cell>
          <table:table-cell office:value-type="float" office:value="10231" table:style-name="ce10">
            <text:p>10,2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1" table:style-name="ce53">
            <text:p>8,881</text:p>
          </table:table-cell>
          <table:table-cell office:value-type="float" office:value="23955" table:style-name="ce11">
            <text:p>23,955</text:p>
          </table:table-cell>
          <table:table-cell office:value-type="float" office:value="12464" table:style-name="ce11">
            <text:p>12,464</text:p>
          </table:table-cell>
          <table:table-cell office:value-type="float" office:value="11491" table:style-name="ce10">
            <text:p>11,4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99" table:style-name="ce53">
            <text:p>8,399</text:p>
          </table:table-cell>
          <table:table-cell office:value-type="float" office:value="21210" table:style-name="ce11">
            <text:p>21,210</text:p>
          </table:table-cell>
          <table:table-cell office:value-type="float" office:value="11257" table:style-name="ce11">
            <text:p>11,257</text:p>
          </table:table-cell>
          <table:table-cell office:value-type="float" office:value="9953" table:style-name="ce10">
            <text:p>9,9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63" table:style-name="ce53">
            <text:p>15,763</text:p>
          </table:table-cell>
          <table:table-cell office:value-type="float" office:value="44786" table:style-name="ce11">
            <text:p>44,786</text:p>
          </table:table-cell>
          <table:table-cell office:value-type="float" office:value="22748" table:style-name="ce11">
            <text:p>22,748</text:p>
          </table:table-cell>
          <table:table-cell office:value-type="float" office:value="22038" table:style-name="ce10">
            <text:p>22,0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04" table:style-name="ce53">
            <text:p>9,104</text:p>
          </table:table-cell>
          <table:table-cell office:value-type="float" office:value="24411" table:style-name="ce11">
            <text:p>24,411</text:p>
          </table:table-cell>
          <table:table-cell office:value-type="float" office:value="12589" table:style-name="ce11">
            <text:p>12,589</text:p>
          </table:table-cell>
          <table:table-cell office:value-type="float" office:value="11822" table:style-name="ce10">
            <text:p>11,8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26" table:style-name="ce53">
            <text:p>7,726</text:p>
          </table:table-cell>
          <table:table-cell office:value-type="float" office:value="22393" table:style-name="ce11">
            <text:p>22,393</text:p>
          </table:table-cell>
          <table:table-cell office:value-type="float" office:value="11588" table:style-name="ce11">
            <text:p>11,588</text:p>
          </table:table-cell>
          <table:table-cell office:value-type="float" office:value="10805" table:style-name="ce10">
            <text:p>10,8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13" table:style-name="ce53">
            <text:p>7,913</text:p>
          </table:table-cell>
          <table:table-cell office:value-type="float" office:value="21490" table:style-name="ce11">
            <text:p>21,490</text:p>
          </table:table-cell>
          <table:table-cell office:value-type="float" office:value="10952" table:style-name="ce11">
            <text:p>10,952</text:p>
          </table:table-cell>
          <table:table-cell office:value-type="float" office:value="10538" table:style-name="ce10">
            <text:p>10,5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8" table:style-name="ce53">
            <text:p>3,898</text:p>
          </table:table-cell>
          <table:table-cell office:value-type="float" office:value="9912" table:style-name="ce11">
            <text:p>9,912</text:p>
          </table:table-cell>
          <table:table-cell office:value-type="float" office:value="5296" table:style-name="ce11">
            <text:p>5,296</text:p>
          </table:table-cell>
          <table:table-cell office:value-type="float" office:value="4616" table:style-name="ce10">
            <text:p>4,6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61" table:style-name="ce53">
            <text:p>20,561</text:p>
          </table:table-cell>
          <table:table-cell office:value-type="float" office:value="59499" table:style-name="ce11">
            <text:p>59,499</text:p>
          </table:table-cell>
          <table:table-cell office:value-type="float" office:value="29508" table:style-name="ce11">
            <text:p>29,508</text:p>
          </table:table-cell>
          <table:table-cell office:value-type="float" office:value="29991" table:style-name="ce10">
            <text:p>29,9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3" table:style-name="ce53">
            <text:p>9,663</text:p>
          </table:table-cell>
          <table:table-cell office:value-type="float" office:value="26259" table:style-name="ce11">
            <text:p>26,259</text:p>
          </table:table-cell>
          <table:table-cell office:value-type="float" office:value="13427" table:style-name="ce11">
            <text:p>13,427</text:p>
          </table:table-cell>
          <table:table-cell office:value-type="float" office:value="12832" table:style-name="ce10">
            <text:p>12,8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70" table:style-name="ce53">
            <text:p>8,170</text:p>
          </table:table-cell>
          <table:table-cell office:value-type="float" office:value="24827" table:style-name="ce11">
            <text:p>24,827</text:p>
          </table:table-cell>
          <table:table-cell office:value-type="float" office:value="12566" table:style-name="ce11">
            <text:p>12,566</text:p>
          </table:table-cell>
          <table:table-cell office:value-type="float" office:value="12261" table:style-name="ce10">
            <text:p>12,2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46" table:style-name="ce53">
            <text:p>8,046</text:p>
          </table:table-cell>
          <table:table-cell office:value-type="float" office:value="23126" table:style-name="ce11">
            <text:p>23,126</text:p>
          </table:table-cell>
          <table:table-cell office:value-type="float" office:value="11961" table:style-name="ce11">
            <text:p>11,961</text:p>
          </table:table-cell>
          <table:table-cell office:value-type="float" office:value="11165" table:style-name="ce10">
            <text:p>11,1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00" table:style-name="ce53">
            <text:p>7,300</text:p>
          </table:table-cell>
          <table:table-cell office:value-type="float" office:value="19961" table:style-name="ce11">
            <text:p>19,961</text:p>
          </table:table-cell>
          <table:table-cell office:value-type="float" office:value="10148" table:style-name="ce11">
            <text:p>10,148</text:p>
          </table:table-cell>
          <table:table-cell office:value-type="float" office:value="9813" table:style-name="ce10">
            <text:p>9,8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70" table:style-name="ce53">
            <text:p>4,270</text:p>
          </table:table-cell>
          <table:table-cell office:value-type="float" office:value="11249" table:style-name="ce11">
            <text:p>11,249</text:p>
          </table:table-cell>
          <table:table-cell office:value-type="float" office:value="5709" table:style-name="ce11">
            <text:p>5,709</text:p>
          </table:table-cell>
          <table:table-cell office:value-type="float" office:value="5540" table:style-name="ce10">
            <text:p>5,5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66" table:style-name="ce53">
            <text:p>14,366</text:p>
          </table:table-cell>
          <table:table-cell office:value-type="float" office:value="43698" table:style-name="ce11">
            <text:p>43,698</text:p>
          </table:table-cell>
          <table:table-cell office:value-type="float" office:value="22258" table:style-name="ce11">
            <text:p>22,258</text:p>
          </table:table-cell>
          <table:table-cell office:value-type="float" office:value="21440" table:style-name="ce10">
            <text:p>21,4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362" table:style-name="ce53">
            <text:p>17,362</text:p>
          </table:table-cell>
          <table:table-cell office:value-type="float" office:value="47853" table:style-name="ce11">
            <text:p>47,853</text:p>
          </table:table-cell>
          <table:table-cell office:value-type="float" office:value="24104" table:style-name="ce11">
            <text:p>24,104</text:p>
          </table:table-cell>
          <table:table-cell office:value-type="float" office:value="23749" table:style-name="ce10">
            <text:p>23,7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105" table:style-name="ce53">
            <text:p>12,105</text:p>
          </table:table-cell>
          <table:table-cell office:value-type="float" office:value="36333" table:style-name="ce11">
            <text:p>36,333</text:p>
          </table:table-cell>
          <table:table-cell office:value-type="float" office:value="18231" table:style-name="ce11">
            <text:p>18,231</text:p>
          </table:table-cell>
          <table:table-cell office:value-type="float" office:value="18102" table:style-name="ce10">
            <text:p>18,1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010" table:style-name="ce53">
            <text:p>10,010</text:p>
          </table:table-cell>
          <table:table-cell office:value-type="float" office:value="30462" table:style-name="ce11">
            <text:p>30,462</text:p>
          </table:table-cell>
          <table:table-cell office:value-type="float" office:value="15639" table:style-name="ce11">
            <text:p>15,639</text:p>
          </table:table-cell>
          <table:table-cell office:value-type="float" office:value="14823" table:style-name="ce10">
            <text:p>14,8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4" table:style-name="ce53">
            <text:p>2,694</text:p>
          </table:table-cell>
          <table:table-cell office:value-type="float" office:value="7335" table:style-name="ce11">
            <text:p>7,335</text:p>
          </table:table-cell>
          <table:table-cell office:value-type="float" office:value="3849" table:style-name="ce11">
            <text:p>3,849</text:p>
          </table:table-cell>
          <table:table-cell office:value-type="float" office:value="3486" table:style-name="ce10">
            <text:p>3,4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29" table:style-name="ce53">
            <text:p>5,129</text:p>
          </table:table-cell>
          <table:table-cell office:value-type="float" office:value="14233" table:style-name="ce11">
            <text:p>14,233</text:p>
          </table:table-cell>
          <table:table-cell office:value-type="float" office:value="7373" table:style-name="ce11">
            <text:p>7,373</text:p>
          </table:table-cell>
          <table:table-cell office:value-type="float" office:value="6860" table:style-name="ce10">
            <text:p>6,8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18" table:style-name="ce53">
            <text:p>3,518</text:p>
          </table:table-cell>
          <table:table-cell office:value-type="float" office:value="9825" table:style-name="ce11">
            <text:p>9,825</text:p>
          </table:table-cell>
          <table:table-cell office:value-type="float" office:value="5199" table:style-name="ce11">
            <text:p>5,199</text:p>
          </table:table-cell>
          <table:table-cell office:value-type="float" office:value="4626" table:style-name="ce10">
            <text:p>4,6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2" table:style-name="ce53">
            <text:p>2,872</text:p>
          </table:table-cell>
          <table:table-cell office:value-type="float" office:value="8811" table:style-name="ce11">
            <text:p>8,811</text:p>
          </table:table-cell>
          <table:table-cell office:value-type="float" office:value="4760" table:style-name="ce11">
            <text:p>4,760</text:p>
          </table:table-cell>
          <table:table-cell office:value-type="float" office:value="4051" table:style-name="ce10">
            <text:p>4,0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7" table:style-name="ce53">
            <text:p>1,977</text:p>
          </table:table-cell>
          <table:table-cell office:value-type="float" office:value="4929" table:style-name="ce11">
            <text:p>4,929</text:p>
          </table:table-cell>
          <table:table-cell office:value-type="float" office:value="2769" table:style-name="ce11">
            <text:p>2,769</text:p>
          </table:table-cell>
          <table:table-cell office:value-type="float" office:value="2160" table:style-name="ce10">
            <text:p>2,1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437" table:style-name="ce53">
            <text:p>27,437</text:p>
          </table:table-cell>
          <table:table-cell office:value-type="float" office:value="74999" table:style-name="ce11">
            <text:p>74,999</text:p>
          </table:table-cell>
          <table:table-cell office:value-type="float" office:value="38054" table:style-name="ce11">
            <text:p>38,054</text:p>
          </table:table-cell>
          <table:table-cell office:value-type="float" office:value="36945" table:style-name="ce10">
            <text:p>36,9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605" table:style-name="ce53">
            <text:p>22,605</text:p>
          </table:table-cell>
          <table:table-cell office:value-type="float" office:value="68336" table:style-name="ce11">
            <text:p>68,336</text:p>
          </table:table-cell>
          <table:table-cell office:value-type="float" office:value="34732" table:style-name="ce11">
            <text:p>34,732</text:p>
          </table:table-cell>
          <table:table-cell office:value-type="float" office:value="33604" table:style-name="ce10">
            <text:p>33,6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81" table:style-name="ce53">
            <text:p>11,081</text:p>
          </table:table-cell>
          <table:table-cell office:value-type="float" office:value="34527" table:style-name="ce11">
            <text:p>34,527</text:p>
          </table:table-cell>
          <table:table-cell office:value-type="float" office:value="17822" table:style-name="ce11">
            <text:p>17,822</text:p>
          </table:table-cell>
          <table:table-cell office:value-type="float" office:value="16705" table:style-name="ce10">
            <text:p>16,7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46" table:style-name="ce53">
            <text:p>1,546</text:p>
          </table:table-cell>
          <table:table-cell office:value-type="float" office:value="4082" table:style-name="ce11">
            <text:p>4,082</text:p>
          </table:table-cell>
          <table:table-cell office:value-type="float" office:value="2183" table:style-name="ce11">
            <text:p>2,183</text:p>
          </table:table-cell>
          <table:table-cell office:value-type="float" office:value="1899" table:style-name="ce10">
            <text:p>1,8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3328" table:style-name="ce53">
            <text:p>83,328</text:p>
          </table:table-cell>
          <table:table-cell office:value-type="float" office:value="232795" table:style-name="ce11">
            <text:p>232,795</text:p>
          </table:table-cell>
          <table:table-cell office:value-type="float" office:value="114805" table:style-name="ce11">
            <text:p>114,805</text:p>
          </table:table-cell>
          <table:table-cell office:value-type="float" office:value="117990" table:style-name="ce10">
            <text:p>117,9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921" table:style-name="ce53">
            <text:p>71,921</text:p>
          </table:table-cell>
          <table:table-cell office:value-type="float" office:value="187885" table:style-name="ce11">
            <text:p>187,885</text:p>
          </table:table-cell>
          <table:table-cell office:value-type="float" office:value="90156" table:style-name="ce11">
            <text:p>90,156</text:p>
          </table:table-cell>
          <table:table-cell office:value-type="float" office:value="97729" table:style-name="ce10">
            <text:p>97,7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410" table:style-name="ce53">
            <text:p>45,410</text:p>
          </table:table-cell>
          <table:table-cell office:value-type="float" office:value="125759" table:style-name="ce11">
            <text:p>125,759</text:p>
          </table:table-cell>
          <table:table-cell office:value-type="float" office:value="62347" table:style-name="ce11">
            <text:p>62,347</text:p>
          </table:table-cell>
          <table:table-cell office:value-type="float" office:value="63412" table:style-name="ce10">
            <text:p>63,4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591" table:style-name="ce53">
            <text:p>50,591</text:p>
          </table:table-cell>
          <table:table-cell office:value-type="float" office:value="132899" table:style-name="ce11">
            <text:p>132,899</text:p>
          </table:table-cell>
          <table:table-cell office:value-type="float" office:value="64701" table:style-name="ce11">
            <text:p>64,701</text:p>
          </table:table-cell>
          <table:table-cell office:value-type="float" office:value="68198" table:style-name="ce10">
            <text:p>68,1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305" table:style-name="ce53">
            <text:p>62,305</text:p>
          </table:table-cell>
          <table:table-cell office:value-type="float" office:value="191603" table:style-name="ce11">
            <text:p>191,603</text:p>
          </table:table-cell>
          <table:table-cell office:value-type="float" office:value="96630" table:style-name="ce11">
            <text:p>96,630</text:p>
          </table:table-cell>
          <table:table-cell office:value-type="float" office:value="94973" table:style-name="ce10">
            <text:p>94,9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277" table:style-name="ce53">
            <text:p>25,277</text:p>
          </table:table-cell>
          <table:table-cell office:value-type="float" office:value="65929" table:style-name="ce11">
            <text:p>65,929</text:p>
          </table:table-cell>
          <table:table-cell office:value-type="float" office:value="31288" table:style-name="ce11">
            <text:p>31,288</text:p>
          </table:table-cell>
          <table:table-cell office:value-type="float" office:value="34641" table:style-name="ce10">
            <text:p>34,64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813" table:style-name="ce54">
            <text:p>30,813</text:p>
          </table:table-cell>
          <table:table-cell office:value-type="float" office:value="77216" table:style-name="ce18">
            <text:p>77,216</text:p>
          </table:table-cell>
          <table:table-cell office:value-type="float" office:value="37463" table:style-name="ce18">
            <text:p>37,463</text:p>
          </table:table-cell>
          <table:table-cell office:value-type="float" office:value="39753" table:style-name="ce17">
            <text:p>39,75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5256" table:style-name="ce76">
            <text:p>1,085,256</text:p>
          </table:table-cell>
          <table:table-cell office:value-type="float" office:value="2778734" table:style-name="ce80">
            <text:p>2,778,734</text:p>
          </table:table-cell>
          <table:table-cell office:value-type="float" office:value="1377883" table:style-name="ce81">
            <text:p>1,377,883</text:p>
          </table:table-cell>
          <table:table-cell office:value-type="float" office:value="1400851" table:style-name="ce73">
            <text:p>1,400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10" table:style-name="ce9">
            <text:p>10,810</text:p>
          </table:table-cell>
          <table:table-cell office:value-type="float" office:value="24528" table:style-name="ce11">
            <text:p>24,528</text:p>
          </table:table-cell>
          <table:table-cell office:value-type="float" office:value="12147" table:style-name="ce9">
            <text:p>12,147</text:p>
          </table:table-cell>
          <table:table-cell office:value-type="float" office:value="12381" table:style-name="ce9">
            <text:p>12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444" table:style-name="ce9">
            <text:p>57,444</text:p>
          </table:table-cell>
          <table:table-cell office:value-type="float" office:value="138394" table:style-name="ce11">
            <text:p>138,394</text:p>
          </table:table-cell>
          <table:table-cell office:value-type="float" office:value="66900" table:style-name="ce9">
            <text:p>66,900</text:p>
          </table:table-cell>
          <table:table-cell office:value-type="float" office:value="71494" table:style-name="ce9">
            <text:p>71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541" table:style-name="ce9">
            <text:p>78,541</text:p>
          </table:table-cell>
          <table:table-cell office:value-type="float" office:value="197101" table:style-name="ce11">
            <text:p>197,101</text:p>
          </table:table-cell>
          <table:table-cell office:value-type="float" office:value="94952" table:style-name="ce9">
            <text:p>94,952</text:p>
          </table:table-cell>
          <table:table-cell office:value-type="float" office:value="102149" table:style-name="ce9">
            <text:p>102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9327" table:style-name="ce9">
            <text:p>69,327</text:p>
          </table:table-cell>
          <table:table-cell office:value-type="float" office:value="182413" table:style-name="ce11">
            <text:p>182,413</text:p>
          </table:table-cell>
          <table:table-cell office:value-type="float" office:value="89726" table:style-name="ce9">
            <text:p>89,726</text:p>
          </table:table-cell>
          <table:table-cell office:value-type="float" office:value="92687" table:style-name="ce9">
            <text:p>92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407" table:style-name="ce9">
            <text:p>136,407</text:p>
          </table:table-cell>
          <table:table-cell office:value-type="float" office:value="345015" table:style-name="ce11">
            <text:p>345,015</text:p>
          </table:table-cell>
          <table:table-cell office:value-type="float" office:value="167080" table:style-name="ce9">
            <text:p>167,080</text:p>
          </table:table-cell>
          <table:table-cell office:value-type="float" office:value="177935" table:style-name="ce9">
            <text:p>177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59" table:style-name="ce9">
            <text:p>22,659</text:p>
          </table:table-cell>
          <table:table-cell office:value-type="float" office:value="51197" table:style-name="ce11">
            <text:p>51,197</text:p>
          </table:table-cell>
          <table:table-cell office:value-type="float" office:value="24641" table:style-name="ce9">
            <text:p>24,641</text:p>
          </table:table-cell>
          <table:table-cell office:value-type="float" office:value="26556" table:style-name="ce9">
            <text:p>26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93" table:style-name="ce9">
            <text:p>12,593</text:p>
          </table:table-cell>
          <table:table-cell office:value-type="float" office:value="27181" table:style-name="ce11">
            <text:p>27,181</text:p>
          </table:table-cell>
          <table:table-cell office:value-type="float" office:value="13034" table:style-name="ce9">
            <text:p>13,034</text:p>
          </table:table-cell>
          <table:table-cell office:value-type="float" office:value="14147" table:style-name="ce9">
            <text:p>14,1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172" table:style-name="ce9">
            <text:p>72,172</text:p>
          </table:table-cell>
          <table:table-cell office:value-type="float" office:value="172309" table:style-name="ce11">
            <text:p>172,309</text:p>
          </table:table-cell>
          <table:table-cell office:value-type="float" office:value="83072" table:style-name="ce9">
            <text:p>83,072</text:p>
          </table:table-cell>
          <table:table-cell office:value-type="float" office:value="89237" table:style-name="ce9">
            <text:p>89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635" table:style-name="ce9">
            <text:p>78,635</text:p>
          </table:table-cell>
          <table:table-cell office:value-type="float" office:value="190865" table:style-name="ce11">
            <text:p>190,865</text:p>
          </table:table-cell>
          <table:table-cell office:value-type="float" office:value="93865" table:style-name="ce9">
            <text:p>93,865</text:p>
          </table:table-cell>
          <table:table-cell office:value-type="float" office:value="97000" table:style-name="ce9">
            <text:p>97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17" table:style-name="ce9">
            <text:p>11,117</text:p>
          </table:table-cell>
          <table:table-cell office:value-type="float" office:value="28807" table:style-name="ce11">
            <text:p>28,807</text:p>
          </table:table-cell>
          <table:table-cell office:value-type="float" office:value="14903" table:style-name="ce9">
            <text:p>14,903</text:p>
          </table:table-cell>
          <table:table-cell office:value-type="float" office:value="13904" table:style-name="ce9">
            <text:p>13,90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565" table:style-name="ce9">
            <text:p>67,565</text:p>
          </table:table-cell>
          <table:table-cell office:value-type="float" office:value="157188" table:style-name="ce11">
            <text:p>157,188</text:p>
          </table:table-cell>
          <table:table-cell office:value-type="float" office:value="78094" table:style-name="ce9">
            <text:p>78,094</text:p>
          </table:table-cell>
          <table:table-cell office:value-type="float" office:value="79094" table:style-name="ce9">
            <text:p>79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9311" table:style-name="ce9">
            <text:p>139,311</text:p>
          </table:table-cell>
          <table:table-cell office:value-type="float" office:value="358133" table:style-name="ce11">
            <text:p>358,133</text:p>
          </table:table-cell>
          <table:table-cell office:value-type="float" office:value="175757" table:style-name="ce9">
            <text:p>175,757</text:p>
          </table:table-cell>
          <table:table-cell office:value-type="float" office:value="182376" table:style-name="ce9">
            <text:p>182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56" table:style-name="ce9">
            <text:p>25,756</text:p>
          </table:table-cell>
          <table:table-cell office:value-type="float" office:value="70082" table:style-name="ce11">
            <text:p>70,082</text:p>
          </table:table-cell>
          <table:table-cell office:value-type="float" office:value="35513" table:style-name="ce9">
            <text:p>35,513</text:p>
          </table:table-cell>
          <table:table-cell office:value-type="float" office:value="34569" table:style-name="ce9">
            <text:p>34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985" table:style-name="ce9">
            <text:p>41,985</text:p>
          </table:table-cell>
          <table:table-cell office:value-type="float" office:value="112286" table:style-name="ce11">
            <text:p>112,286</text:p>
          </table:table-cell>
          <table:table-cell office:value-type="float" office:value="57527" table:style-name="ce9">
            <text:p>57,527</text:p>
          </table:table-cell>
          <table:table-cell office:value-type="float" office:value="54759" table:style-name="ce9">
            <text:p>54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74" table:style-name="ce9">
            <text:p>13,574</text:p>
          </table:table-cell>
          <table:table-cell office:value-type="float" office:value="42936" table:style-name="ce11">
            <text:p>42,936</text:p>
          </table:table-cell>
          <table:table-cell office:value-type="float" office:value="22023" table:style-name="ce9">
            <text:p>22,023</text:p>
          </table:table-cell>
          <table:table-cell office:value-type="float" office:value="20913" table:style-name="ce9">
            <text:p>20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61" table:style-name="ce9">
            <text:p>12,861</text:p>
          </table:table-cell>
          <table:table-cell office:value-type="float" office:value="34528" table:style-name="ce11">
            <text:p>34,528</text:p>
          </table:table-cell>
          <table:table-cell office:value-type="float" office:value="17538" table:style-name="ce9">
            <text:p>17,538</text:p>
          </table:table-cell>
          <table:table-cell office:value-type="float" office:value="16990" table:style-name="ce9">
            <text:p>16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333" table:style-name="ce9">
            <text:p>32,333</text:p>
          </table:table-cell>
          <table:table-cell office:value-type="float" office:value="84514" table:style-name="ce11">
            <text:p>84,514</text:p>
          </table:table-cell>
          <table:table-cell office:value-type="float" office:value="42950" table:style-name="ce9">
            <text:p>42,950</text:p>
          </table:table-cell>
          <table:table-cell office:value-type="float" office:value="41564" table:style-name="ce9">
            <text:p>41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140" table:style-name="ce9">
            <text:p>18,140</text:p>
          </table:table-cell>
          <table:table-cell office:value-type="float" office:value="44270" table:style-name="ce11">
            <text:p>44,270</text:p>
          </table:table-cell>
          <table:table-cell office:value-type="float" office:value="22466" table:style-name="ce9">
            <text:p>22,466</text:p>
          </table:table-cell>
          <table:table-cell office:value-type="float" office:value="21804" table:style-name="ce9">
            <text:p>21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903" table:style-name="ce9">
            <text:p>34,903</text:p>
          </table:table-cell>
          <table:table-cell office:value-type="float" office:value="97592" table:style-name="ce11">
            <text:p>97,592</text:p>
          </table:table-cell>
          <table:table-cell office:value-type="float" office:value="48482" table:style-name="ce9">
            <text:p>48,482</text:p>
          </table:table-cell>
          <table:table-cell office:value-type="float" office:value="49110" table:style-name="ce9">
            <text:p>49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518" table:style-name="ce9">
            <text:p>13,518</text:p>
          </table:table-cell>
          <table:table-cell office:value-type="float" office:value="37536" table:style-name="ce11">
            <text:p>37,536</text:p>
          </table:table-cell>
          <table:table-cell office:value-type="float" office:value="19065" table:style-name="ce9">
            <text:p>19,065</text:p>
          </table:table-cell>
          <table:table-cell office:value-type="float" office:value="18471" table:style-name="ce9">
            <text:p>18,4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68" table:style-name="ce9">
            <text:p>10,468</text:p>
          </table:table-cell>
          <table:table-cell office:value-type="float" office:value="29878" table:style-name="ce11">
            <text:p>29,878</text:p>
          </table:table-cell>
          <table:table-cell office:value-type="float" office:value="15780" table:style-name="ce9">
            <text:p>15,780</text:p>
          </table:table-cell>
          <table:table-cell office:value-type="float" office:value="14098" table:style-name="ce9">
            <text:p>14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93" table:style-name="ce9">
            <text:p>3,293</text:p>
          </table:table-cell>
          <table:table-cell office:value-type="float" office:value="7286" table:style-name="ce11">
            <text:p>7,286</text:p>
          </table:table-cell>
          <table:table-cell office:value-type="float" office:value="4032" table:style-name="ce9">
            <text:p>4,032</text:p>
          </table:table-cell>
          <table:table-cell office:value-type="float" office:value="3254" table:style-name="ce9">
            <text:p>3,2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21" table:style-name="ce9">
            <text:p>9,421</text:p>
          </table:table-cell>
          <table:table-cell office:value-type="float" office:value="29017" table:style-name="ce11">
            <text:p>29,017</text:p>
          </table:table-cell>
          <table:table-cell office:value-type="float" office:value="14654" table:style-name="ce9">
            <text:p>14,654</text:p>
          </table:table-cell>
          <table:table-cell office:value-type="float" office:value="14363" table:style-name="ce9">
            <text:p>14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06" table:style-name="ce9">
            <text:p>17,006</text:p>
          </table:table-cell>
          <table:table-cell office:value-type="float" office:value="52928" table:style-name="ce11">
            <text:p>52,928</text:p>
          </table:table-cell>
          <table:table-cell office:value-type="float" office:value="27021" table:style-name="ce9">
            <text:p>27,021</text:p>
          </table:table-cell>
          <table:table-cell office:value-type="float" office:value="25907" table:style-name="ce9">
            <text:p>25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43" table:style-name="ce9">
            <text:p>10,743</text:p>
          </table:table-cell>
          <table:table-cell office:value-type="float" office:value="29788" table:style-name="ce11">
            <text:p>29,788</text:p>
          </table:table-cell>
          <table:table-cell office:value-type="float" office:value="15193" table:style-name="ce9">
            <text:p>15,193</text:p>
          </table:table-cell>
          <table:table-cell office:value-type="float" office:value="14595" table:style-name="ce9">
            <text:p>14,5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97" table:style-name="ce9">
            <text:p>10,497</text:p>
          </table:table-cell>
          <table:table-cell office:value-type="float" office:value="30335" table:style-name="ce11">
            <text:p>30,335</text:p>
          </table:table-cell>
          <table:table-cell office:value-type="float" office:value="15651" table:style-name="ce9">
            <text:p>15,651</text:p>
          </table:table-cell>
          <table:table-cell office:value-type="float" office:value="14684" table:style-name="ce9">
            <text:p>14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8" table:style-name="ce9">
            <text:p>5,748</text:p>
          </table:table-cell>
          <table:table-cell office:value-type="float" office:value="13986" table:style-name="ce11">
            <text:p>13,986</text:p>
          </table:table-cell>
          <table:table-cell office:value-type="float" office:value="7039" table:style-name="ce9">
            <text:p>7,039</text:p>
          </table:table-cell>
          <table:table-cell office:value-type="float" office:value="6947" table:style-name="ce9">
            <text:p>6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3" table:style-name="ce9">
            <text:p>6,783</text:p>
          </table:table-cell>
          <table:table-cell office:value-type="float" office:value="19502" table:style-name="ce11">
            <text:p>19,502</text:p>
          </table:table-cell>
          <table:table-cell office:value-type="float" office:value="10029" table:style-name="ce9">
            <text:p>10,029</text:p>
          </table:table-cell>
          <table:table-cell office:value-type="float" office:value="9473" table:style-name="ce9">
            <text:p>9,4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08" table:style-name="ce9">
            <text:p>12,608</text:p>
          </table:table-cell>
          <table:table-cell office:value-type="float" office:value="36191" table:style-name="ce11">
            <text:p>36,191</text:p>
          </table:table-cell>
          <table:table-cell office:value-type="float" office:value="18620" table:style-name="ce9">
            <text:p>18,620</text:p>
          </table:table-cell>
          <table:table-cell office:value-type="float" office:value="17571" table:style-name="ce9">
            <text:p>17,5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83" table:style-name="ce9">
            <text:p>13,783</text:p>
          </table:table-cell>
          <table:table-cell office:value-type="float" office:value="37248" table:style-name="ce11">
            <text:p>37,248</text:p>
          </table:table-cell>
          <table:table-cell office:value-type="float" office:value="19273" table:style-name="ce9">
            <text:p>19,273</text:p>
          </table:table-cell>
          <table:table-cell office:value-type="float" office:value="17975" table:style-name="ce9">
            <text:p>17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86" table:style-name="ce9">
            <text:p>14,686</text:p>
          </table:table-cell>
          <table:table-cell office:value-type="float" office:value="40336" table:style-name="ce11">
            <text:p>40,336</text:p>
          </table:table-cell>
          <table:table-cell office:value-type="float" office:value="21157" table:style-name="ce9">
            <text:p>21,157</text:p>
          </table:table-cell>
          <table:table-cell office:value-type="float" office:value="19179" table:style-name="ce9">
            <text:p>19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7" table:style-name="ce9">
            <text:p>5,567</text:p>
          </table:table-cell>
          <table:table-cell office:value-type="float" office:value="13164" table:style-name="ce11">
            <text:p>13,164</text:p>
          </table:table-cell>
          <table:table-cell office:value-type="float" office:value="7079" table:style-name="ce9">
            <text:p>7,079</text:p>
          </table:table-cell>
          <table:table-cell office:value-type="float" office:value="6085" table:style-name="ce9">
            <text:p>6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39" table:style-name="ce9">
            <text:p>2,339</text:p>
          </table:table-cell>
          <table:table-cell office:value-type="float" office:value="6166" table:style-name="ce11">
            <text:p>6,166</text:p>
          </table:table-cell>
          <table:table-cell office:value-type="float" office:value="3292" table:style-name="ce9">
            <text:p>3,292</text:p>
          </table:table-cell>
          <table:table-cell office:value-type="float" office:value="2874" table:style-name="ce9">
            <text:p>2,87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5" table:style-name="ce9">
            <text:p>4,795</text:p>
          </table:table-cell>
          <table:table-cell office:value-type="float" office:value="12144" table:style-name="ce11">
            <text:p>12,144</text:p>
          </table:table-cell>
          <table:table-cell office:value-type="float" office:value="6633" table:style-name="ce9">
            <text:p>6,633</text:p>
          </table:table-cell>
          <table:table-cell office:value-type="float" office:value="5511" table:style-name="ce9">
            <text:p>5,51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7" table:style-name="ce9">
            <text:p>5,107</text:p>
          </table:table-cell>
          <table:table-cell office:value-type="float" office:value="14647" table:style-name="ce11">
            <text:p>14,647</text:p>
          </table:table-cell>
          <table:table-cell office:value-type="float" office:value="7937" table:style-name="ce9">
            <text:p>7,937</text:p>
          </table:table-cell>
          <table:table-cell office:value-type="float" office:value="6710" table:style-name="ce9">
            <text:p>6,71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7" table:style-name="ce9">
            <text:p>587</text:p>
          </table:table-cell>
          <table:table-cell office:value-type="float" office:value="1906" table:style-name="ce11">
            <text:p>1,906</text:p>
          </table:table-cell>
          <table:table-cell office:value-type="float" office:value="948" table:style-name="ce9">
            <text:p>948</text:p>
          </table:table-cell>
          <table:table-cell office:value-type="float" office:value="958" table:style-name="ce9">
            <text:p>95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5" table:style-name="ce9">
            <text:p>1,325</text:p>
          </table:table-cell>
          <table:table-cell office:value-type="float" office:value="4234" table:style-name="ce11">
            <text:p>4,234</text:p>
          </table:table-cell>
          <table:table-cell office:value-type="float" office:value="2208" table:style-name="ce9">
            <text:p>2,208</text:p>
          </table:table-cell>
          <table:table-cell office:value-type="float" office:value="2026" table:style-name="ce9">
            <text:p>2,026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49" table:style-name="ce16">
            <text:p>849</text:p>
          </table:table-cell>
          <table:table-cell office:value-type="float" office:value="3103" table:style-name="ce18">
            <text:p>3,103</text:p>
          </table:table-cell>
          <table:table-cell office:value-type="float" office:value="1602" table:style-name="ce16">
            <text:p>1,602</text:p>
          </table:table-cell>
          <table:table-cell office:value-type="float" office:value="1501" table:style-name="ce16">
            <text:p>1,50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7293" table:style-name="ce72">
            <text:p>167,293</text:p>
          </table:table-cell>
          <table:table-cell office:value-type="float" office:value="457093" table:style-name="ce80">
            <text:p>457,093</text:p>
          </table:table-cell>
          <table:table-cell office:value-type="float" office:value="231436" table:style-name="ce80">
            <text:p>231,436</text:p>
          </table:table-cell>
          <table:table-cell office:value-type="float" office:value="225657" table:style-name="ce74">
            <text:p>225,6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034" table:style-name="ce53">
            <text:p>36,034</text:p>
          </table:table-cell>
          <table:table-cell office:value-type="float" office:value="95925" table:style-name="ce11">
            <text:p>95,925</text:p>
          </table:table-cell>
          <table:table-cell office:value-type="float" office:value="46845" table:style-name="ce11">
            <text:p>46,845</text:p>
          </table:table-cell>
          <table:table-cell office:value-type="float" office:value="49080" table:style-name="ce10">
            <text:p>49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21" table:style-name="ce53">
            <text:p>26,321</text:p>
          </table:table-cell>
          <table:table-cell office:value-type="float" office:value="72504" table:style-name="ce11">
            <text:p>72,504</text:p>
          </table:table-cell>
          <table:table-cell office:value-type="float" office:value="34362" table:style-name="ce11">
            <text:p>34,362</text:p>
          </table:table-cell>
          <table:table-cell office:value-type="float" office:value="38142" table:style-name="ce10">
            <text:p>38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39" table:style-name="ce53">
            <text:p>14,139</text:p>
          </table:table-cell>
          <table:table-cell office:value-type="float" office:value="40372" table:style-name="ce11">
            <text:p>40,372</text:p>
          </table:table-cell>
          <table:table-cell office:value-type="float" office:value="20562" table:style-name="ce11">
            <text:p>20,562</text:p>
          </table:table-cell>
          <table:table-cell office:value-type="float" office:value="19810" table:style-name="ce10">
            <text:p>19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30" table:style-name="ce53">
            <text:p>10,230</text:p>
          </table:table-cell>
          <table:table-cell office:value-type="float" office:value="29586" table:style-name="ce11">
            <text:p>29,586</text:p>
          </table:table-cell>
          <table:table-cell office:value-type="float" office:value="15234" table:style-name="ce11">
            <text:p>15,234</text:p>
          </table:table-cell>
          <table:table-cell office:value-type="float" office:value="14352" table:style-name="ce10">
            <text:p>14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914" table:style-name="ce53">
            <text:p>13,914</text:p>
          </table:table-cell>
          <table:table-cell office:value-type="float" office:value="35820" table:style-name="ce11">
            <text:p>35,820</text:p>
          </table:table-cell>
          <table:table-cell office:value-type="float" office:value="18658" table:style-name="ce11">
            <text:p>18,658</text:p>
          </table:table-cell>
          <table:table-cell office:value-type="float" office:value="17162" table:style-name="ce10">
            <text:p>17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49" table:style-name="ce53">
            <text:p>8,749</text:p>
          </table:table-cell>
          <table:table-cell office:value-type="float" office:value="24201" table:style-name="ce11">
            <text:p>24,201</text:p>
          </table:table-cell>
          <table:table-cell office:value-type="float" office:value="12832" table:style-name="ce11">
            <text:p>12,832</text:p>
          </table:table-cell>
          <table:table-cell office:value-type="float" office:value="11369" table:style-name="ce10">
            <text:p>11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85" table:style-name="ce53">
            <text:p>11,685</text:p>
          </table:table-cell>
          <table:table-cell office:value-type="float" office:value="32352" table:style-name="ce11">
            <text:p>32,352</text:p>
          </table:table-cell>
          <table:table-cell office:value-type="float" office:value="17141" table:style-name="ce11">
            <text:p>17,141</text:p>
          </table:table-cell>
          <table:table-cell office:value-type="float" office:value="15211" table:style-name="ce10">
            <text:p>15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158" table:style-name="ce53">
            <text:p>19,158</text:p>
          </table:table-cell>
          <table:table-cell office:value-type="float" office:value="53342" table:style-name="ce11">
            <text:p>53,342</text:p>
          </table:table-cell>
          <table:table-cell office:value-type="float" office:value="27369" table:style-name="ce11">
            <text:p>27,369</text:p>
          </table:table-cell>
          <table:table-cell office:value-type="float" office:value="25973" table:style-name="ce10">
            <text:p>25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749" table:style-name="ce53">
            <text:p>14,749</text:p>
          </table:table-cell>
          <table:table-cell office:value-type="float" office:value="39635" table:style-name="ce11">
            <text:p>39,635</text:p>
          </table:table-cell>
          <table:table-cell office:value-type="float" office:value="20514" table:style-name="ce11">
            <text:p>20,514</text:p>
          </table:table-cell>
          <table:table-cell office:value-type="float" office:value="19121" table:style-name="ce10">
            <text:p>19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97" table:style-name="ce53">
            <text:p>8,497</text:p>
          </table:table-cell>
          <table:table-cell office:value-type="float" office:value="21403" table:style-name="ce11">
            <text:p>21,403</text:p>
          </table:table-cell>
          <table:table-cell office:value-type="float" office:value="11537" table:style-name="ce11">
            <text:p>11,537</text:p>
          </table:table-cell>
          <table:table-cell office:value-type="float" office:value="9866" table:style-name="ce10">
            <text:p>9,8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6" table:style-name="ce53">
            <text:p>1,886</text:p>
          </table:table-cell>
          <table:table-cell office:value-type="float" office:value="6090" table:style-name="ce11">
            <text:p>6,090</text:p>
          </table:table-cell>
          <table:table-cell office:value-type="float" office:value="3306" table:style-name="ce11">
            <text:p>3,306</text:p>
          </table:table-cell>
          <table:table-cell office:value-type="float" office:value="2784" table:style-name="ce10">
            <text:p>2,78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31" table:style-name="ce54">
            <text:p>1,931</text:p>
          </table:table-cell>
          <table:table-cell office:value-type="float" office:value="5863" table:style-name="ce18">
            <text:p>5,863</text:p>
          </table:table-cell>
          <table:table-cell office:value-type="float" office:value="3076" table:style-name="ce18">
            <text:p>3,076</text:p>
          </table:table-cell>
          <table:table-cell office:value-type="float" office:value="2787" table:style-name="ce17">
            <text:p>2,78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8457" table:style-name="ce72">
            <text:p>188,457</text:p>
          </table:table-cell>
          <table:table-cell office:value-type="float" office:value="548660" table:style-name="ce80">
            <text:p>548,660</text:p>
          </table:table-cell>
          <table:table-cell office:value-type="float" office:value="280557" table:style-name="ce80">
            <text:p>280,557</text:p>
          </table:table-cell>
          <table:table-cell office:value-type="float" office:value="268103" table:style-name="ce74">
            <text:p>268,10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3858" table:style-name="ce53">
            <text:p>63,858</text:p>
          </table:table-cell>
          <table:table-cell office:value-type="float" office:value="178091" table:style-name="ce11">
            <text:p>178,091</text:p>
          </table:table-cell>
          <table:table-cell office:value-type="float" office:value="88702" table:style-name="ce11">
            <text:p>88,702</text:p>
          </table:table-cell>
          <table:table-cell office:value-type="float" office:value="89389" table:style-name="ce10">
            <text:p>89,38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16" table:style-name="ce53">
            <text:p>9,516</text:p>
          </table:table-cell>
          <table:table-cell office:value-type="float" office:value="29233" table:style-name="ce50">
            <text:p>29,233</text:p>
          </table:table-cell>
          <table:table-cell office:value-type="float" office:value="15648" table:style-name="ce11">
            <text:p>15,648</text:p>
          </table:table-cell>
          <table:table-cell office:value-type="float" office:value="13585" table:style-name="ce10">
            <text:p>13,58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12" table:style-name="ce53">
            <text:p>10,712</text:p>
          </table:table-cell>
          <table:table-cell office:value-type="float" office:value="33612" table:style-name="ce50">
            <text:p>33,612</text:p>
          </table:table-cell>
          <table:table-cell office:value-type="float" office:value="17907" table:style-name="ce11">
            <text:p>17,907</text:p>
          </table:table-cell>
          <table:table-cell office:value-type="float" office:value="15705" table:style-name="ce10">
            <text:p>15,70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623" table:style-name="ce53">
            <text:p>33,623</text:p>
          </table:table-cell>
          <table:table-cell office:value-type="float" office:value="96928" table:style-name="ce50">
            <text:p>96,928</text:p>
          </table:table-cell>
          <table:table-cell office:value-type="float" office:value="48703" table:style-name="ce11">
            <text:p>48,703</text:p>
          </table:table-cell>
          <table:table-cell office:value-type="float" office:value="48225" table:style-name="ce10">
            <text:p>48,22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305" table:style-name="ce53">
            <text:p>26,305</text:p>
          </table:table-cell>
          <table:table-cell office:value-type="float" office:value="77424" table:style-name="ce50">
            <text:p>77,424</text:p>
          </table:table-cell>
          <table:table-cell office:value-type="float" office:value="39258" table:style-name="ce11">
            <text:p>39,258</text:p>
          </table:table-cell>
          <table:table-cell office:value-type="float" office:value="38166" table:style-name="ce10">
            <text:p>38,16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70" table:style-name="ce53">
            <text:p>4,470</text:p>
          </table:table-cell>
          <table:table-cell office:value-type="float" office:value="13249" table:style-name="ce50">
            <text:p>13,249</text:p>
          </table:table-cell>
          <table:table-cell office:value-type="float" office:value="7181" table:style-name="ce11">
            <text:p>7,181</text:p>
          </table:table-cell>
          <table:table-cell office:value-type="float" office:value="6068" table:style-name="ce10">
            <text:p>6,06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251" table:style-name="ce53">
            <text:p>18,251</text:p>
          </table:table-cell>
          <table:table-cell office:value-type="float" office:value="56609" table:style-name="ce50">
            <text:p>56,609</text:p>
          </table:table-cell>
          <table:table-cell office:value-type="float" office:value="29075" table:style-name="ce11">
            <text:p>29,075</text:p>
          </table:table-cell>
          <table:table-cell office:value-type="float" office:value="27534" table:style-name="ce10">
            <text:p>27,53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0" table:style-name="ce53">
            <text:p>6,500</text:p>
          </table:table-cell>
          <table:table-cell office:value-type="float" office:value="20053" table:style-name="ce50">
            <text:p>20,053</text:p>
          </table:table-cell>
          <table:table-cell office:value-type="float" office:value="10638" table:style-name="ce11">
            <text:p>10,638</text:p>
          </table:table-cell>
          <table:table-cell office:value-type="float" office:value="9415" table:style-name="ce10">
            <text:p>9,41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415" table:style-name="ce53">
            <text:p>5,415</text:p>
          </table:table-cell>
          <table:table-cell office:value-type="float" office:value="14418" table:style-name="ce50">
            <text:p>14,418</text:p>
          </table:table-cell>
          <table:table-cell office:value-type="float" office:value="7782" table:style-name="ce11">
            <text:p>7,782</text:p>
          </table:table-cell>
          <table:table-cell office:value-type="float" office:value="6636" table:style-name="ce10">
            <text:p>6,63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4" table:style-name="ce53">
            <text:p>3,124</text:p>
          </table:table-cell>
          <table:table-cell office:value-type="float" office:value="9495" table:style-name="ce50">
            <text:p>9,495</text:p>
          </table:table-cell>
          <table:table-cell office:value-type="float" office:value="5152" table:style-name="ce11">
            <text:p>5,152</text:p>
          </table:table-cell>
          <table:table-cell office:value-type="float" office:value="4343" table:style-name="ce10">
            <text:p>4,34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80" table:style-name="ce53">
            <text:p>2,080</text:p>
          </table:table-cell>
          <table:table-cell office:value-type="float" office:value="5563" table:style-name="ce50">
            <text:p>5,563</text:p>
          </table:table-cell>
          <table:table-cell office:value-type="float" office:value="3077" table:style-name="ce11">
            <text:p>3,077</text:p>
          </table:table-cell>
          <table:table-cell office:value-type="float" office:value="2486" table:style-name="ce10">
            <text:p>2,486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52" table:style-name="ce53">
            <text:p>2,852</text:p>
          </table:table-cell>
          <table:table-cell office:value-type="float" office:value="9430" table:style-name="ce50">
            <text:p>9,430</text:p>
          </table:table-cell>
          <table:table-cell office:value-type="float" office:value="4981" table:style-name="ce11">
            <text:p>4,981</text:p>
          </table:table-cell>
          <table:table-cell office:value-type="float" office:value="4449" table:style-name="ce10">
            <text:p>4,449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51" table:style-name="ce54">
            <text:p>1,751</text:p>
          </table:table-cell>
          <table:table-cell office:value-type="float" office:value="4555" table:style-name="ce52">
            <text:p>4,555</text:p>
          </table:table-cell>
          <table:table-cell office:value-type="float" office:value="2453" table:style-name="ce18">
            <text:p>2,453</text:p>
          </table:table-cell>
          <table:table-cell office:value-type="float" office:value="2102" table:style-name="ce17">
            <text:p>2,10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6305" table:style-name="ce72">
            <text:p>186,305</text:p>
          </table:table-cell>
          <table:table-cell office:value-type="float" office:value="557225" table:style-name="ce80">
            <text:p>557,225</text:p>
          </table:table-cell>
          <table:table-cell office:value-type="float" office:value="287459" table:style-name="ce80">
            <text:p>287,459</text:p>
          </table:table-cell>
          <table:table-cell office:value-type="float" office:value="269766" table:style-name="ce74">
            <text:p>269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070" table:style-name="ce53">
            <text:p>31,070</text:p>
          </table:table-cell>
          <table:table-cell office:value-type="float" office:value="89603" table:style-name="ce11">
            <text:p>89,603</text:p>
          </table:table-cell>
          <table:table-cell office:value-type="float" office:value="44767" table:style-name="ce11">
            <text:p>44,767</text:p>
          </table:table-cell>
          <table:table-cell office:value-type="float" office:value="44836" table:style-name="ce10">
            <text:p>44,83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160" table:style-name="ce53">
            <text:p>34,160</text:p>
          </table:table-cell>
          <table:table-cell office:value-type="float" office:value="103134" table:style-name="ce11">
            <text:p>103,134</text:p>
          </table:table-cell>
          <table:table-cell office:value-type="float" office:value="52049" table:style-name="ce11">
            <text:p>52,049</text:p>
          </table:table-cell>
          <table:table-cell office:value-type="float" office:value="51085" table:style-name="ce10">
            <text:p>51,08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87" table:style-name="ce53">
            <text:p>14,587</text:p>
          </table:table-cell>
          <table:table-cell office:value-type="float" office:value="46650" table:style-name="ce11">
            <text:p>46,650</text:p>
          </table:table-cell>
          <table:table-cell office:value-type="float" office:value="24293" table:style-name="ce11">
            <text:p>24,293</text:p>
          </table:table-cell>
          <table:table-cell office:value-type="float" office:value="22357" table:style-name="ce10">
            <text:p>22,3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70" table:style-name="ce53">
            <text:p>11,570</text:p>
          </table:table-cell>
          <table:table-cell office:value-type="float" office:value="35186" table:style-name="ce11">
            <text:p>35,186</text:p>
          </table:table-cell>
          <table:table-cell office:value-type="float" office:value="18581" table:style-name="ce11">
            <text:p>18,581</text:p>
          </table:table-cell>
          <table:table-cell office:value-type="float" office:value="16605" table:style-name="ce10">
            <text:p>16,6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709" table:style-name="ce53">
            <text:p>28,709</text:p>
          </table:table-cell>
          <table:table-cell office:value-type="float" office:value="85128" table:style-name="ce11">
            <text:p>85,128</text:p>
          </table:table-cell>
          <table:table-cell office:value-type="float" office:value="42954" table:style-name="ce11">
            <text:p>42,954</text:p>
          </table:table-cell>
          <table:table-cell office:value-type="float" office:value="42174" table:style-name="ce10">
            <text:p>42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11" table:style-name="ce53">
            <text:p>11,911</text:p>
          </table:table-cell>
          <table:table-cell office:value-type="float" office:value="37138" table:style-name="ce11">
            <text:p>37,138</text:p>
          </table:table-cell>
          <table:table-cell office:value-type="float" office:value="19606" table:style-name="ce11">
            <text:p>19,606</text:p>
          </table:table-cell>
          <table:table-cell office:value-type="float" office:value="17532" table:style-name="ce10">
            <text:p>17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57" table:style-name="ce53">
            <text:p>6,057</text:p>
          </table:table-cell>
          <table:table-cell office:value-type="float" office:value="17412" table:style-name="ce11">
            <text:p>17,412</text:p>
          </table:table-cell>
          <table:table-cell office:value-type="float" office:value="9112" table:style-name="ce11">
            <text:p>9,112</text:p>
          </table:table-cell>
          <table:table-cell office:value-type="float" office:value="8300" table:style-name="ce10">
            <text:p>8,3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84" table:style-name="ce53">
            <text:p>5,384</text:p>
          </table:table-cell>
          <table:table-cell office:value-type="float" office:value="14948" table:style-name="ce11">
            <text:p>14,948</text:p>
          </table:table-cell>
          <table:table-cell office:value-type="float" office:value="7945" table:style-name="ce11">
            <text:p>7,945</text:p>
          </table:table-cell>
          <table:table-cell office:value-type="float" office:value="7003" table:style-name="ce10">
            <text:p>7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86" table:style-name="ce53">
            <text:p>10,686</text:p>
          </table:table-cell>
          <table:table-cell office:value-type="float" office:value="34103" table:style-name="ce11">
            <text:p>34,103</text:p>
          </table:table-cell>
          <table:table-cell office:value-type="float" office:value="17759" table:style-name="ce11">
            <text:p>17,759</text:p>
          </table:table-cell>
          <table:table-cell office:value-type="float" office:value="16344" table:style-name="ce10">
            <text:p>16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46" table:style-name="ce53">
            <text:p>6,146</text:p>
          </table:table-cell>
          <table:table-cell office:value-type="float" office:value="18367" table:style-name="ce11">
            <text:p>18,367</text:p>
          </table:table-cell>
          <table:table-cell office:value-type="float" office:value="9755" table:style-name="ce11">
            <text:p>9,755</text:p>
          </table:table-cell>
          <table:table-cell office:value-type="float" office:value="8612" table:style-name="ce10">
            <text:p>8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45" table:style-name="ce53">
            <text:p>3,945</text:p>
          </table:table-cell>
          <table:table-cell office:value-type="float" office:value="10318" table:style-name="ce11">
            <text:p>10,318</text:p>
          </table:table-cell>
          <table:table-cell office:value-type="float" office:value="5682" table:style-name="ce11">
            <text:p>5,682</text:p>
          </table:table-cell>
          <table:table-cell office:value-type="float" office:value="4636" table:style-name="ce10">
            <text:p>4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8" table:style-name="ce53">
            <text:p>3,658</text:p>
          </table:table-cell>
          <table:table-cell office:value-type="float" office:value="11015" table:style-name="ce11">
            <text:p>11,015</text:p>
          </table:table-cell>
          <table:table-cell office:value-type="float" office:value="5842" table:style-name="ce11">
            <text:p>5,842</text:p>
          </table:table-cell>
          <table:table-cell office:value-type="float" office:value="5173" table:style-name="ce10">
            <text:p>5,1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6" table:style-name="ce53">
            <text:p>5,586</text:p>
          </table:table-cell>
          <table:table-cell office:value-type="float" office:value="16741" table:style-name="ce11">
            <text:p>16,741</text:p>
          </table:table-cell>
          <table:table-cell office:value-type="float" office:value="8826" table:style-name="ce11">
            <text:p>8,826</text:p>
          </table:table-cell>
          <table:table-cell office:value-type="float" office:value="7915" table:style-name="ce10">
            <text:p>7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1" table:style-name="ce53">
            <text:p>2,661</text:p>
          </table:table-cell>
          <table:table-cell office:value-type="float" office:value="7256" table:style-name="ce11">
            <text:p>7,256</text:p>
          </table:table-cell>
          <table:table-cell office:value-type="float" office:value="4031" table:style-name="ce11">
            <text:p>4,031</text:p>
          </table:table-cell>
          <table:table-cell office:value-type="float" office:value="3225" table:style-name="ce10">
            <text:p>3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04" table:style-name="ce53">
            <text:p>4,104</text:p>
          </table:table-cell>
          <table:table-cell office:value-type="float" office:value="13089" table:style-name="ce11">
            <text:p>13,089</text:p>
          </table:table-cell>
          <table:table-cell office:value-type="float" office:value="6897" table:style-name="ce11">
            <text:p>6,897</text:p>
          </table:table-cell>
          <table:table-cell office:value-type="float" office:value="6192" table:style-name="ce10">
            <text:p>6,1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2" table:style-name="ce53">
            <text:p>2,402</text:p>
          </table:table-cell>
          <table:table-cell office:value-type="float" office:value="6826" table:style-name="ce11">
            <text:p>6,826</text:p>
          </table:table-cell>
          <table:table-cell office:value-type="float" office:value="3728" table:style-name="ce11">
            <text:p>3,728</text:p>
          </table:table-cell>
          <table:table-cell office:value-type="float" office:value="3098" table:style-name="ce10">
            <text:p>3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4" table:style-name="ce53">
            <text:p>1,714</text:p>
          </table:table-cell>
          <table:table-cell office:value-type="float" office:value="4432" table:style-name="ce11">
            <text:p>4,432</text:p>
          </table:table-cell>
          <table:table-cell office:value-type="float" office:value="2484" table:style-name="ce11">
            <text:p>2,484</text:p>
          </table:table-cell>
          <table:table-cell office:value-type="float" office:value="1948" table:style-name="ce10">
            <text:p>1,9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5" table:style-name="ce54">
            <text:p>1,955</text:p>
          </table:table-cell>
          <table:table-cell office:value-type="float" office:value="5879" table:style-name="ce18">
            <text:p>5,879</text:p>
          </table:table-cell>
          <table:table-cell office:value-type="float" office:value="3148" table:style-name="ce18">
            <text:p>3,148</text:p>
          </table:table-cell>
          <table:table-cell office:value-type="float" office:value="2731" table:style-name="ce17">
            <text:p>2,731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5162" table:style-name="ce72">
            <text:p>385,162</text:p>
          </table:table-cell>
          <table:table-cell office:value-type="float" office:value="1285450" table:style-name="ce80">
            <text:p>1,285,450</text:p>
          </table:table-cell>
          <table:table-cell office:value-type="float" office:value="655657" table:style-name="ce80">
            <text:p>655,657</text:p>
          </table:table-cell>
          <table:table-cell office:value-type="float" office:value="629793" table:style-name="ce74">
            <text:p>629,7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085" table:style-name="ce53">
            <text:p>76,085</text:p>
          </table:table-cell>
          <table:table-cell office:value-type="float" office:value="234319" table:style-name="ce11">
            <text:p>234,319</text:p>
          </table:table-cell>
          <table:table-cell office:value-type="float" office:value="115832" table:style-name="ce11">
            <text:p>115,832</text:p>
          </table:table-cell>
          <table:table-cell office:value-type="float" office:value="118487" table:style-name="ce10">
            <text:p>118,4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9025" table:style-name="ce53">
            <text:p>39,025</text:p>
          </table:table-cell>
          <table:table-cell office:value-type="float" office:value="124867" table:style-name="ce11">
            <text:p>124,867</text:p>
          </table:table-cell>
          <table:table-cell office:value-type="float" office:value="62036" table:style-name="ce11">
            <text:p>62,036</text:p>
          </table:table-cell>
          <table:table-cell office:value-type="float" office:value="62831" table:style-name="ce10">
            <text:p>62,831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53" table:style-name="ce53">
            <text:p>24,353</text:p>
          </table:table-cell>
          <table:table-cell office:value-type="float" office:value="86692" table:style-name="ce11">
            <text:p>86,692</text:p>
          </table:table-cell>
          <table:table-cell office:value-type="float" office:value="44068" table:style-name="ce11">
            <text:p>44,068</text:p>
          </table:table-cell>
          <table:table-cell office:value-type="float" office:value="42624" table:style-name="ce10">
            <text:p>42,6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594" table:style-name="ce53">
            <text:p>26,594</text:p>
          </table:table-cell>
          <table:table-cell office:value-type="float" office:value="91179" table:style-name="ce11">
            <text:p>91,179</text:p>
          </table:table-cell>
          <table:table-cell office:value-type="float" office:value="46502" table:style-name="ce11">
            <text:p>46,502</text:p>
          </table:table-cell>
          <table:table-cell office:value-type="float" office:value="44677" table:style-name="ce10">
            <text:p>44,6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637" table:style-name="ce53">
            <text:p>10,637</text:p>
          </table:table-cell>
          <table:table-cell office:value-type="float" office:value="33341" table:style-name="ce11">
            <text:p>33,341</text:p>
          </table:table-cell>
          <table:table-cell office:value-type="float" office:value="16826" table:style-name="ce11">
            <text:p>16,826</text:p>
          </table:table-cell>
          <table:table-cell office:value-type="float" office:value="16515" table:style-name="ce10">
            <text:p>16,5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77" table:style-name="ce53">
            <text:p>16,277</text:p>
          </table:table-cell>
          <table:table-cell office:value-type="float" office:value="55734" table:style-name="ce11">
            <text:p>55,734</text:p>
          </table:table-cell>
          <table:table-cell office:value-type="float" office:value="28299" table:style-name="ce11">
            <text:p>28,299</text:p>
          </table:table-cell>
          <table:table-cell office:value-type="float" office:value="27435" table:style-name="ce10">
            <text:p>27,4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96" table:style-name="ce53">
            <text:p>13,096</text:p>
          </table:table-cell>
          <table:table-cell office:value-type="float" office:value="42068" table:style-name="ce11">
            <text:p>42,068</text:p>
          </table:table-cell>
          <table:table-cell office:value-type="float" office:value="21686" table:style-name="ce11">
            <text:p>21,686</text:p>
          </table:table-cell>
          <table:table-cell office:value-type="float" office:value="20382" table:style-name="ce10">
            <text:p>20,3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95" table:style-name="ce53">
            <text:p>14,995</text:p>
          </table:table-cell>
          <table:table-cell office:value-type="float" office:value="51365" table:style-name="ce11">
            <text:p>51,365</text:p>
          </table:table-cell>
          <table:table-cell office:value-type="float" office:value="26467" table:style-name="ce11">
            <text:p>26,467</text:p>
          </table:table-cell>
          <table:table-cell office:value-type="float" office:value="24898" table:style-name="ce10">
            <text:p>24,8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81" table:style-name="ce53">
            <text:p>4,381</text:p>
          </table:table-cell>
          <table:table-cell office:value-type="float" office:value="16894" table:style-name="ce11">
            <text:p>16,894</text:p>
          </table:table-cell>
          <table:table-cell office:value-type="float" office:value="8704" table:style-name="ce11">
            <text:p>8,704</text:p>
          </table:table-cell>
          <table:table-cell office:value-type="float" office:value="8190" table:style-name="ce10">
            <text:p>8,1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75" table:style-name="ce53">
            <text:p>9,875</text:p>
          </table:table-cell>
          <table:table-cell office:value-type="float" office:value="36774" table:style-name="ce11">
            <text:p>36,774</text:p>
          </table:table-cell>
          <table:table-cell office:value-type="float" office:value="18779" table:style-name="ce11">
            <text:p>18,779</text:p>
          </table:table-cell>
          <table:table-cell office:value-type="float" office:value="17995" table:style-name="ce10">
            <text:p>17,9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716" table:style-name="ce53">
            <text:p>12,716</text:p>
          </table:table-cell>
          <table:table-cell office:value-type="float" office:value="47400" table:style-name="ce11">
            <text:p>47,400</text:p>
          </table:table-cell>
          <table:table-cell office:value-type="float" office:value="24708" table:style-name="ce11">
            <text:p>24,708</text:p>
          </table:table-cell>
          <table:table-cell office:value-type="float" office:value="22692" table:style-name="ce10">
            <text:p>22,6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48" table:style-name="ce53">
            <text:p>10,648</text:p>
          </table:table-cell>
          <table:table-cell office:value-type="float" office:value="39361" table:style-name="ce11">
            <text:p>39,361</text:p>
          </table:table-cell>
          <table:table-cell office:value-type="float" office:value="20313" table:style-name="ce11">
            <text:p>20,313</text:p>
          </table:table-cell>
          <table:table-cell office:value-type="float" office:value="19048" table:style-name="ce10">
            <text:p>19,0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34" table:style-name="ce53">
            <text:p>14,034</text:p>
          </table:table-cell>
          <table:table-cell office:value-type="float" office:value="46078" table:style-name="ce11">
            <text:p>46,078</text:p>
          </table:table-cell>
          <table:table-cell office:value-type="float" office:value="23638" table:style-name="ce11">
            <text:p>23,638</text:p>
          </table:table-cell>
          <table:table-cell office:value-type="float" office:value="22440" table:style-name="ce10">
            <text:p>22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4" table:style-name="ce53">
            <text:p>6,824</text:p>
          </table:table-cell>
          <table:table-cell office:value-type="float" office:value="23780" table:style-name="ce11">
            <text:p>23,780</text:p>
          </table:table-cell>
          <table:table-cell office:value-type="float" office:value="12494" table:style-name="ce11">
            <text:p>12,494</text:p>
          </table:table-cell>
          <table:table-cell office:value-type="float" office:value="11286" table:style-name="ce10">
            <text:p>11,2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65" table:style-name="ce53">
            <text:p>11,065</text:p>
          </table:table-cell>
          <table:table-cell office:value-type="float" office:value="36826" table:style-name="ce11">
            <text:p>36,826</text:p>
          </table:table-cell>
          <table:table-cell office:value-type="float" office:value="19050" table:style-name="ce11">
            <text:p>19,050</text:p>
          </table:table-cell>
          <table:table-cell office:value-type="float" office:value="17776" table:style-name="ce10">
            <text:p>17,7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20" table:style-name="ce53">
            <text:p>9,020</text:p>
          </table:table-cell>
          <table:table-cell office:value-type="float" office:value="32668" table:style-name="ce11">
            <text:p>32,668</text:p>
          </table:table-cell>
          <table:table-cell office:value-type="float" office:value="17169" table:style-name="ce11">
            <text:p>17,169</text:p>
          </table:table-cell>
          <table:table-cell office:value-type="float" office:value="15499" table:style-name="ce10">
            <text:p>15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505" table:style-name="ce53">
            <text:p>10,505</text:p>
          </table:table-cell>
          <table:table-cell office:value-type="float" office:value="34768" table:style-name="ce11">
            <text:p>34,768</text:p>
          </table:table-cell>
          <table:table-cell office:value-type="float" office:value="17929" table:style-name="ce11">
            <text:p>17,929</text:p>
          </table:table-cell>
          <table:table-cell office:value-type="float" office:value="16839" table:style-name="ce10">
            <text:p>16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6" table:style-name="ce53">
            <text:p>10,936</text:p>
          </table:table-cell>
          <table:table-cell office:value-type="float" office:value="37672" table:style-name="ce11">
            <text:p>37,672</text:p>
          </table:table-cell>
          <table:table-cell office:value-type="float" office:value="19519" table:style-name="ce11">
            <text:p>19,519</text:p>
          </table:table-cell>
          <table:table-cell office:value-type="float" office:value="18153" table:style-name="ce10">
            <text:p>18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58" table:style-name="ce53">
            <text:p>12,858</text:p>
          </table:table-cell>
          <table:table-cell office:value-type="float" office:value="43287" table:style-name="ce11">
            <text:p>43,287</text:p>
          </table:table-cell>
          <table:table-cell office:value-type="float" office:value="22253" table:style-name="ce11">
            <text:p>22,253</text:p>
          </table:table-cell>
          <table:table-cell office:value-type="float" office:value="21034" table:style-name="ce10">
            <text:p>21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3" table:style-name="ce53">
            <text:p>5,303</text:p>
          </table:table-cell>
          <table:table-cell office:value-type="float" office:value="15422" table:style-name="ce11">
            <text:p>15,422</text:p>
          </table:table-cell>
          <table:table-cell office:value-type="float" office:value="8092" table:style-name="ce11">
            <text:p>8,092</text:p>
          </table:table-cell>
          <table:table-cell office:value-type="float" office:value="7330" table:style-name="ce10">
            <text:p>7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42" table:style-name="ce53">
            <text:p>7,942</text:p>
          </table:table-cell>
          <table:table-cell office:value-type="float" office:value="27510" table:style-name="ce11">
            <text:p>27,510</text:p>
          </table:table-cell>
          <table:table-cell office:value-type="float" office:value="14219" table:style-name="ce11">
            <text:p>14,219</text:p>
          </table:table-cell>
          <table:table-cell office:value-type="float" office:value="13291" table:style-name="ce10">
            <text:p>13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11" table:style-name="ce53">
            <text:p>9,011</text:p>
          </table:table-cell>
          <table:table-cell office:value-type="float" office:value="30698" table:style-name="ce11">
            <text:p>30,698</text:p>
          </table:table-cell>
          <table:table-cell office:value-type="float" office:value="15944" table:style-name="ce11">
            <text:p>15,944</text:p>
          </table:table-cell>
          <table:table-cell office:value-type="float" office:value="14754" table:style-name="ce10">
            <text:p>14,7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1" table:style-name="ce53">
            <text:p>10,131</text:p>
          </table:table-cell>
          <table:table-cell office:value-type="float" office:value="33925" table:style-name="ce11">
            <text:p>33,925</text:p>
          </table:table-cell>
          <table:table-cell office:value-type="float" office:value="17924" table:style-name="ce11">
            <text:p>17,924</text:p>
          </table:table-cell>
          <table:table-cell office:value-type="float" office:value="16001" table:style-name="ce10">
            <text:p>16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78" table:style-name="ce53">
            <text:p>5,278</text:p>
          </table:table-cell>
          <table:table-cell office:value-type="float" office:value="17166" table:style-name="ce11">
            <text:p>17,166</text:p>
          </table:table-cell>
          <table:table-cell office:value-type="float" office:value="9271" table:style-name="ce11">
            <text:p>9,271</text:p>
          </table:table-cell>
          <table:table-cell office:value-type="float" office:value="7895" table:style-name="ce10">
            <text:p>7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08" table:style-name="ce53">
            <text:p>4,608</text:p>
          </table:table-cell>
          <table:table-cell office:value-type="float" office:value="15404" table:style-name="ce11">
            <text:p>15,404</text:p>
          </table:table-cell>
          <table:table-cell office:value-type="float" office:value="8116" table:style-name="ce11">
            <text:p>8,116</text:p>
          </table:table-cell>
          <table:table-cell office:value-type="float" office:value="7288" table:style-name="ce10">
            <text:p>7,28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65" table:style-name="ce54">
            <text:p>8,965</text:p>
          </table:table-cell>
          <table:table-cell office:value-type="float" office:value="30252" table:style-name="ce18">
            <text:p>30,252</text:p>
          </table:table-cell>
          <table:table-cell office:value-type="float" office:value="15819" table:style-name="ce18">
            <text:p>15,819</text:p>
          </table:table-cell>
          <table:table-cell office:value-type="float" office:value="14433" table:style-name="ce17">
            <text:p>14,433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549" table:style-name="ce72">
            <text:p>177,549</text:p>
          </table:table-cell>
          <table:table-cell office:value-type="float" office:value="503862" table:style-name="ce80">
            <text:p>503,862</text:p>
          </table:table-cell>
          <table:table-cell office:value-type="float" office:value="258271" table:style-name="ce80">
            <text:p>258,271</text:p>
          </table:table-cell>
          <table:table-cell office:value-type="float" office:value="245591" table:style-name="ce74">
            <text:p>245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24" table:style-name="ce53">
            <text:p>34,624</text:p>
          </table:table-cell>
          <table:table-cell office:value-type="float" office:value="100793" table:style-name="ce11">
            <text:p>100,793</text:p>
          </table:table-cell>
          <table:table-cell office:value-type="float" office:value="50458" table:style-name="ce11">
            <text:p>50,458</text:p>
          </table:table-cell>
          <table:table-cell office:value-type="float" office:value="50335" table:style-name="ce10">
            <text:p>50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93" table:style-name="ce53">
            <text:p>28,993</text:p>
          </table:table-cell>
          <table:table-cell office:value-type="float" office:value="81427" table:style-name="ce11">
            <text:p>81,427</text:p>
          </table:table-cell>
          <table:table-cell office:value-type="float" office:value="40672" table:style-name="ce11">
            <text:p>40,672</text:p>
          </table:table-cell>
          <table:table-cell office:value-type="float" office:value="40755" table:style-name="ce10">
            <text:p>40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054" table:style-name="ce53">
            <text:p>33,054</text:p>
          </table:table-cell>
          <table:table-cell office:value-type="float" office:value="98282" table:style-name="ce11">
            <text:p>98,282</text:p>
          </table:table-cell>
          <table:table-cell office:value-type="float" office:value="49700" table:style-name="ce11">
            <text:p>49,700</text:p>
          </table:table-cell>
          <table:table-cell office:value-type="float" office:value="48582" table:style-name="ce10">
            <text:p>48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80" table:style-name="ce53">
            <text:p>20,080</text:p>
          </table:table-cell>
          <table:table-cell office:value-type="float" office:value="55419" table:style-name="ce11">
            <text:p>55,419</text:p>
          </table:table-cell>
          <table:table-cell office:value-type="float" office:value="28451" table:style-name="ce11">
            <text:p>28,451</text:p>
          </table:table-cell>
          <table:table-cell office:value-type="float" office:value="26968" table:style-name="ce10">
            <text:p>26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91" table:style-name="ce53">
            <text:p>4,291</text:p>
          </table:table-cell>
          <table:table-cell office:value-type="float" office:value="10959" table:style-name="ce11">
            <text:p>10,959</text:p>
          </table:table-cell>
          <table:table-cell office:value-type="float" office:value="5698" table:style-name="ce11">
            <text:p>5,698</text:p>
          </table:table-cell>
          <table:table-cell office:value-type="float" office:value="5261" table:style-name="ce10">
            <text:p>5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4" table:style-name="ce53">
            <text:p>12,624</text:p>
          </table:table-cell>
          <table:table-cell office:value-type="float" office:value="39039" table:style-name="ce11">
            <text:p>39,039</text:p>
          </table:table-cell>
          <table:table-cell office:value-type="float" office:value="20564" table:style-name="ce11">
            <text:p>20,564</text:p>
          </table:table-cell>
          <table:table-cell office:value-type="float" office:value="18475" table:style-name="ce10">
            <text:p>18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89" table:style-name="ce53">
            <text:p>7,889</text:p>
          </table:table-cell>
          <table:table-cell office:value-type="float" office:value="17896" table:style-name="ce11">
            <text:p>17,896</text:p>
          </table:table-cell>
          <table:table-cell office:value-type="float" office:value="9558" table:style-name="ce11">
            <text:p>9,558</text:p>
          </table:table-cell>
          <table:table-cell office:value-type="float" office:value="8338" table:style-name="ce10">
            <text:p>8,3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25" table:style-name="ce53">
            <text:p>5,625</text:p>
          </table:table-cell>
          <table:table-cell office:value-type="float" office:value="15005" table:style-name="ce11">
            <text:p>15,005</text:p>
          </table:table-cell>
          <table:table-cell office:value-type="float" office:value="8156" table:style-name="ce11">
            <text:p>8,156</text:p>
          </table:table-cell>
          <table:table-cell office:value-type="float" office:value="6849" table:style-name="ce10">
            <text:p>6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9" table:style-name="ce53">
            <text:p>5,759</text:p>
          </table:table-cell>
          <table:table-cell office:value-type="float" office:value="16079" table:style-name="ce11">
            <text:p>16,079</text:p>
          </table:table-cell>
          <table:table-cell office:value-type="float" office:value="8474" table:style-name="ce11">
            <text:p>8,474</text:p>
          </table:table-cell>
          <table:table-cell office:value-type="float" office:value="7605" table:style-name="ce10">
            <text:p>7,6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90" table:style-name="ce53">
            <text:p>7,290</text:p>
          </table:table-cell>
          <table:table-cell office:value-type="float" office:value="18965" table:style-name="ce11">
            <text:p>18,965</text:p>
          </table:table-cell>
          <table:table-cell office:value-type="float" office:value="10263" table:style-name="ce11">
            <text:p>10,263</text:p>
          </table:table-cell>
          <table:table-cell office:value-type="float" office:value="8702" table:style-name="ce10">
            <text:p>8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1" table:style-name="ce53">
            <text:p>7,151</text:p>
          </table:table-cell>
          <table:table-cell office:value-type="float" office:value="17968" table:style-name="ce11">
            <text:p>17,968</text:p>
          </table:table-cell>
          <table:table-cell office:value-type="float" office:value="9426" table:style-name="ce11">
            <text:p>9,426</text:p>
          </table:table-cell>
          <table:table-cell office:value-type="float" office:value="8542" table:style-name="ce10">
            <text:p>8,5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56" table:style-name="ce53">
            <text:p>5,256</text:p>
          </table:table-cell>
          <table:table-cell office:value-type="float" office:value="16334" table:style-name="ce11">
            <text:p>16,334</text:p>
          </table:table-cell>
          <table:table-cell office:value-type="float" office:value="8752" table:style-name="ce11">
            <text:p>8,752</text:p>
          </table:table-cell>
          <table:table-cell office:value-type="float" office:value="7582" table:style-name="ce10">
            <text:p>7,58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13" table:style-name="ce54">
            <text:p>4,913</text:p>
          </table:table-cell>
          <table:table-cell office:value-type="float" office:value="15696" table:style-name="ce18">
            <text:p>15,696</text:p>
          </table:table-cell>
          <table:table-cell office:value-type="float" office:value="8099" table:style-name="ce18">
            <text:p>8,099</text:p>
          </table:table-cell>
          <table:table-cell office:value-type="float" office:value="7597" table:style-name="ce17">
            <text:p>7,59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682" table:style-name="ce72">
            <text:p>239,682</text:p>
          </table:table-cell>
          <table:table-cell office:value-type="float" office:value="693209" table:style-name="ce80">
            <text:p>693,209</text:p>
          </table:table-cell>
          <table:table-cell office:value-type="float" office:value="359927" table:style-name="ce80">
            <text:p>359,927</text:p>
          </table:table-cell>
          <table:table-cell office:value-type="float" office:value="333282" table:style-name="ce74">
            <text:p>333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962" table:style-name="ce53">
            <text:p>37,962</text:p>
          </table:table-cell>
          <table:table-cell office:value-type="float" office:value="108532" table:style-name="ce11">
            <text:p>108,532</text:p>
          </table:table-cell>
          <table:table-cell office:value-type="float" office:value="54046" table:style-name="ce11">
            <text:p>54,046</text:p>
          </table:table-cell>
          <table:table-cell office:value-type="float" office:value="54486" table:style-name="ce10">
            <text:p>54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28" table:style-name="ce53">
            <text:p>15,828</text:p>
          </table:table-cell>
          <table:table-cell office:value-type="float" office:value="45198" table:style-name="ce11">
            <text:p>45,198</text:p>
          </table:table-cell>
          <table:table-cell office:value-type="float" office:value="22983" table:style-name="ce11">
            <text:p>22,983</text:p>
          </table:table-cell>
          <table:table-cell office:value-type="float" office:value="22215" table:style-name="ce10">
            <text:p>22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859" table:style-name="ce53">
            <text:p>24,859</text:p>
          </table:table-cell>
          <table:table-cell office:value-type="float" office:value="70925" table:style-name="ce11">
            <text:p>70,925</text:p>
          </table:table-cell>
          <table:table-cell office:value-type="float" office:value="35933" table:style-name="ce11">
            <text:p>35,933</text:p>
          </table:table-cell>
          <table:table-cell office:value-type="float" office:value="34992" table:style-name="ce10">
            <text:p>34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24" table:style-name="ce53">
            <text:p>14,624</text:p>
          </table:table-cell>
          <table:table-cell office:value-type="float" office:value="46494" table:style-name="ce11">
            <text:p>46,494</text:p>
          </table:table-cell>
          <table:table-cell office:value-type="float" office:value="23542" table:style-name="ce11">
            <text:p>23,542</text:p>
          </table:table-cell>
          <table:table-cell office:value-type="float" office:value="22952" table:style-name="ce10">
            <text:p>22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40" table:style-name="ce53">
            <text:p>9,340</text:p>
          </table:table-cell>
          <table:table-cell office:value-type="float" office:value="29170" table:style-name="ce11">
            <text:p>29,170</text:p>
          </table:table-cell>
          <table:table-cell office:value-type="float" office:value="15230" table:style-name="ce11">
            <text:p>15,230</text:p>
          </table:table-cell>
          <table:table-cell office:value-type="float" office:value="13940" table:style-name="ce10">
            <text:p>13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10" table:style-name="ce53">
            <text:p>15,910</text:p>
          </table:table-cell>
          <table:table-cell office:value-type="float" office:value="40556" table:style-name="ce11">
            <text:p>40,556</text:p>
          </table:table-cell>
          <table:table-cell office:value-type="float" office:value="20989" table:style-name="ce11">
            <text:p>20,989</text:p>
          </table:table-cell>
          <table:table-cell office:value-type="float" office:value="19567" table:style-name="ce10">
            <text:p>19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71" table:style-name="ce53">
            <text:p>10,971</text:p>
          </table:table-cell>
          <table:table-cell office:value-type="float" office:value="31884" table:style-name="ce11">
            <text:p>31,884</text:p>
          </table:table-cell>
          <table:table-cell office:value-type="float" office:value="16821" table:style-name="ce11">
            <text:p>16,821</text:p>
          </table:table-cell>
          <table:table-cell office:value-type="float" office:value="15063" table:style-name="ce10">
            <text:p>15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0" table:style-name="ce53">
            <text:p>6,700</text:p>
          </table:table-cell>
          <table:table-cell office:value-type="float" office:value="19387" table:style-name="ce11">
            <text:p>19,387</text:p>
          </table:table-cell>
          <table:table-cell office:value-type="float" office:value="10402" table:style-name="ce11">
            <text:p>10,402</text:p>
          </table:table-cell>
          <table:table-cell office:value-type="float" office:value="8985" table:style-name="ce10">
            <text:p>8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33" table:style-name="ce53">
            <text:p>9,333</text:p>
          </table:table-cell>
          <table:table-cell office:value-type="float" office:value="29026" table:style-name="ce11">
            <text:p>29,026</text:p>
          </table:table-cell>
          <table:table-cell office:value-type="float" office:value="15228" table:style-name="ce11">
            <text:p>15,228</text:p>
          </table:table-cell>
          <table:table-cell office:value-type="float" office:value="13798" table:style-name="ce10">
            <text:p>13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81" table:style-name="ce53">
            <text:p>5,981</text:p>
          </table:table-cell>
          <table:table-cell office:value-type="float" office:value="18372" table:style-name="ce11">
            <text:p>18,372</text:p>
          </table:table-cell>
          <table:table-cell office:value-type="float" office:value="9602" table:style-name="ce11">
            <text:p>9,602</text:p>
          </table:table-cell>
          <table:table-cell office:value-type="float" office:value="8770" table:style-name="ce10">
            <text:p>8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9" table:style-name="ce53">
            <text:p>8,929</text:p>
          </table:table-cell>
          <table:table-cell office:value-type="float" office:value="27387" table:style-name="ce11">
            <text:p>27,387</text:p>
          </table:table-cell>
          <table:table-cell office:value-type="float" office:value="14668" table:style-name="ce11">
            <text:p>14,668</text:p>
          </table:table-cell>
          <table:table-cell office:value-type="float" office:value="12719" table:style-name="ce10">
            <text:p>12,7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2" table:style-name="ce53">
            <text:p>8,512</text:p>
          </table:table-cell>
          <table:table-cell office:value-type="float" office:value="24948" table:style-name="ce11">
            <text:p>24,948</text:p>
          </table:table-cell>
          <table:table-cell office:value-type="float" office:value="13203" table:style-name="ce11">
            <text:p>13,203</text:p>
          </table:table-cell>
          <table:table-cell office:value-type="float" office:value="11745" table:style-name="ce10">
            <text:p>11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222" table:style-name="ce53">
            <text:p>14,222</text:p>
          </table:table-cell>
          <table:table-cell office:value-type="float" office:value="45117" table:style-name="ce11">
            <text:p>45,117</text:p>
          </table:table-cell>
          <table:table-cell office:value-type="float" office:value="22679" table:style-name="ce11">
            <text:p>22,679</text:p>
          </table:table-cell>
          <table:table-cell office:value-type="float" office:value="22438" table:style-name="ce10">
            <text:p>22,4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29" table:style-name="ce53">
            <text:p>5,729</text:p>
          </table:table-cell>
          <table:table-cell office:value-type="float" office:value="15038" table:style-name="ce11">
            <text:p>15,038</text:p>
          </table:table-cell>
          <table:table-cell office:value-type="float" office:value="8289" table:style-name="ce11">
            <text:p>8,289</text:p>
          </table:table-cell>
          <table:table-cell office:value-type="float" office:value="6749" table:style-name="ce10">
            <text:p>6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5" table:style-name="ce53">
            <text:p>4,445</text:p>
          </table:table-cell>
          <table:table-cell office:value-type="float" office:value="13103" table:style-name="ce11">
            <text:p>13,103</text:p>
          </table:table-cell>
          <table:table-cell office:value-type="float" office:value="7060" table:style-name="ce11">
            <text:p>7,060</text:p>
          </table:table-cell>
          <table:table-cell office:value-type="float" office:value="6043" table:style-name="ce10">
            <text:p>6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07" table:style-name="ce53">
            <text:p>8,707</text:p>
          </table:table-cell>
          <table:table-cell office:value-type="float" office:value="24096" table:style-name="ce11">
            <text:p>24,096</text:p>
          </table:table-cell>
          <table:table-cell office:value-type="float" office:value="12910" table:style-name="ce11">
            <text:p>12,910</text:p>
          </table:table-cell>
          <table:table-cell office:value-type="float" office:value="11186" table:style-name="ce10">
            <text:p>11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2" table:style-name="ce53">
            <text:p>9,292</text:p>
          </table:table-cell>
          <table:table-cell office:value-type="float" office:value="26233" table:style-name="ce11">
            <text:p>26,233</text:p>
          </table:table-cell>
          <table:table-cell office:value-type="float" office:value="14345" table:style-name="ce11">
            <text:p>14,345</text:p>
          </table:table-cell>
          <table:table-cell office:value-type="float" office:value="11888" table:style-name="ce10">
            <text:p>11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23" table:style-name="ce53">
            <text:p>8,823</text:p>
          </table:table-cell>
          <table:table-cell office:value-type="float" office:value="23948" table:style-name="ce11">
            <text:p>23,948</text:p>
          </table:table-cell>
          <table:table-cell office:value-type="float" office:value="12993" table:style-name="ce11">
            <text:p>12,993</text:p>
          </table:table-cell>
          <table:table-cell office:value-type="float" office:value="10955" table:style-name="ce10">
            <text:p>10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12" table:style-name="ce53">
            <text:p>9,512</text:p>
          </table:table-cell>
          <table:table-cell office:value-type="float" office:value="27929" table:style-name="ce11">
            <text:p>27,929</text:p>
          </table:table-cell>
          <table:table-cell office:value-type="float" office:value="14843" table:style-name="ce11">
            <text:p>14,843</text:p>
          </table:table-cell>
          <table:table-cell office:value-type="float" office:value="13086" table:style-name="ce10">
            <text:p>13,08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03" table:style-name="ce54">
            <text:p>10,003</text:p>
          </table:table-cell>
          <table:table-cell office:value-type="float" office:value="25866" table:style-name="ce18">
            <text:p>25,866</text:p>
          </table:table-cell>
          <table:table-cell office:value-type="float" office:value="14161" table:style-name="ce18">
            <text:p>14,161</text:p>
          </table:table-cell>
          <table:table-cell office:value-type="float" office:value="11705" table:style-name="ce17">
            <text:p>11,70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596" table:style-name="ce72">
            <text:p>182,596</text:p>
          </table:table-cell>
          <table:table-cell office:value-type="float" office:value="513772" table:style-name="ce80">
            <text:p>513,772</text:p>
          </table:table-cell>
          <table:table-cell office:value-type="float" office:value="267350" table:style-name="ce80">
            <text:p>267,350</text:p>
          </table:table-cell>
          <table:table-cell office:value-type="float" office:value="246422" table:style-name="ce74">
            <text:p>246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753" table:style-name="ce53">
            <text:p>12,753</text:p>
          </table:table-cell>
          <table:table-cell office:value-type="float" office:value="37586" table:style-name="ce11">
            <text:p>37,586</text:p>
          </table:table-cell>
          <table:table-cell office:value-type="float" office:value="19309" table:style-name="ce11">
            <text:p>19,309</text:p>
          </table:table-cell>
          <table:table-cell office:value-type="float" office:value="18277" table:style-name="ce10">
            <text:p>18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71" table:style-name="ce53">
            <text:p>15,671</text:p>
          </table:table-cell>
          <table:table-cell office:value-type="float" office:value="42587" table:style-name="ce11">
            <text:p>42,587</text:p>
          </table:table-cell>
          <table:table-cell office:value-type="float" office:value="21558" table:style-name="ce11">
            <text:p>21,558</text:p>
          </table:table-cell>
          <table:table-cell office:value-type="float" office:value="21029" table:style-name="ce10">
            <text:p>21,0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84" table:style-name="ce53">
            <text:p>9,984</text:p>
          </table:table-cell>
          <table:table-cell office:value-type="float" office:value="27374" table:style-name="ce11">
            <text:p>27,374</text:p>
          </table:table-cell>
          <table:table-cell office:value-type="float" office:value="13978" table:style-name="ce11">
            <text:p>13,978</text:p>
          </table:table-cell>
          <table:table-cell office:value-type="float" office:value="13396" table:style-name="ce10">
            <text:p>13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81" table:style-name="ce53">
            <text:p>11,381</text:p>
          </table:table-cell>
          <table:table-cell office:value-type="float" office:value="31329" table:style-name="ce11">
            <text:p>31,329</text:p>
          </table:table-cell>
          <table:table-cell office:value-type="float" office:value="16031" table:style-name="ce11">
            <text:p>16,031</text:p>
          </table:table-cell>
          <table:table-cell office:value-type="float" office:value="15298" table:style-name="ce10">
            <text:p>15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734" table:style-name="ce53">
            <text:p>24,734</text:p>
          </table:table-cell>
          <table:table-cell office:value-type="float" office:value="71798" table:style-name="ce11">
            <text:p>71,798</text:p>
          </table:table-cell>
          <table:table-cell office:value-type="float" office:value="36793" table:style-name="ce11">
            <text:p>36,793</text:p>
          </table:table-cell>
          <table:table-cell office:value-type="float" office:value="35005" table:style-name="ce10">
            <text:p>35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67" table:style-name="ce53">
            <text:p>5,367</text:p>
          </table:table-cell>
          <table:table-cell office:value-type="float" office:value="14860" table:style-name="ce11">
            <text:p>14,860</text:p>
          </table:table-cell>
          <table:table-cell office:value-type="float" office:value="7949" table:style-name="ce11">
            <text:p>7,949</text:p>
          </table:table-cell>
          <table:table-cell office:value-type="float" office:value="6911" table:style-name="ce10">
            <text:p>6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29" table:style-name="ce53">
            <text:p>10,629</text:p>
          </table:table-cell>
          <table:table-cell office:value-type="float" office:value="32302" table:style-name="ce11">
            <text:p>32,302</text:p>
          </table:table-cell>
          <table:table-cell office:value-type="float" office:value="17007" table:style-name="ce11">
            <text:p>17,007</text:p>
          </table:table-cell>
          <table:table-cell office:value-type="float" office:value="15295" table:style-name="ce10">
            <text:p>15,2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16" table:style-name="ce53">
            <text:p>8,916</text:p>
          </table:table-cell>
          <table:table-cell office:value-type="float" office:value="23563" table:style-name="ce11">
            <text:p>23,563</text:p>
          </table:table-cell>
          <table:table-cell office:value-type="float" office:value="12526" table:style-name="ce11">
            <text:p>12,526</text:p>
          </table:table-cell>
          <table:table-cell office:value-type="float" office:value="11037" table:style-name="ce10">
            <text:p>11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62" table:style-name="ce53">
            <text:p>9,262</text:p>
          </table:table-cell>
          <table:table-cell office:value-type="float" office:value="25125" table:style-name="ce11">
            <text:p>25,125</text:p>
          </table:table-cell>
          <table:table-cell office:value-type="float" office:value="13317" table:style-name="ce11">
            <text:p>13,317</text:p>
          </table:table-cell>
          <table:table-cell office:value-type="float" office:value="11808" table:style-name="ce10">
            <text:p>11,8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45" table:style-name="ce53">
            <text:p>7,445</text:p>
          </table:table-cell>
          <table:table-cell office:value-type="float" office:value="18697" table:style-name="ce11">
            <text:p>18,697</text:p>
          </table:table-cell>
          <table:table-cell office:value-type="float" office:value="9721" table:style-name="ce11">
            <text:p>9,721</text:p>
          </table:table-cell>
          <table:table-cell office:value-type="float" office:value="8976" table:style-name="ce10">
            <text:p>8,9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0" table:style-name="ce53">
            <text:p>5,770</text:p>
          </table:table-cell>
          <table:table-cell office:value-type="float" office:value="15692" table:style-name="ce11">
            <text:p>15,692</text:p>
          </table:table-cell>
          <table:table-cell office:value-type="float" office:value="8425" table:style-name="ce11">
            <text:p>8,425</text:p>
          </table:table-cell>
          <table:table-cell office:value-type="float" office:value="7267" table:style-name="ce10">
            <text:p>7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59" table:style-name="ce53">
            <text:p>18,059</text:p>
          </table:table-cell>
          <table:table-cell office:value-type="float" office:value="49915" table:style-name="ce11">
            <text:p>49,915</text:p>
          </table:table-cell>
          <table:table-cell office:value-type="float" office:value="25773" table:style-name="ce11">
            <text:p>25,773</text:p>
          </table:table-cell>
          <table:table-cell office:value-type="float" office:value="24142" table:style-name="ce10">
            <text:p>24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87" table:style-name="ce53">
            <text:p>15,987</text:p>
          </table:table-cell>
          <table:table-cell office:value-type="float" office:value="45234" table:style-name="ce11">
            <text:p>45,234</text:p>
          </table:table-cell>
          <table:table-cell office:value-type="float" office:value="23538" table:style-name="ce11">
            <text:p>23,538</text:p>
          </table:table-cell>
          <table:table-cell office:value-type="float" office:value="21696" table:style-name="ce10">
            <text:p>21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6" table:style-name="ce53">
            <text:p>11,716</text:p>
          </table:table-cell>
          <table:table-cell office:value-type="float" office:value="36131" table:style-name="ce11">
            <text:p>36,131</text:p>
          </table:table-cell>
          <table:table-cell office:value-type="float" office:value="19271" table:style-name="ce11">
            <text:p>19,271</text:p>
          </table:table-cell>
          <table:table-cell office:value-type="float" office:value="16860" table:style-name="ce10">
            <text:p>16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9" table:style-name="ce53">
            <text:p>6,769</text:p>
          </table:table-cell>
          <table:table-cell office:value-type="float" office:value="19689" table:style-name="ce11">
            <text:p>19,689</text:p>
          </table:table-cell>
          <table:table-cell office:value-type="float" office:value="10482" table:style-name="ce11">
            <text:p>10,482</text:p>
          </table:table-cell>
          <table:table-cell office:value-type="float" office:value="9207" table:style-name="ce10">
            <text:p>9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65" table:style-name="ce53">
            <text:p>4,265</text:p>
          </table:table-cell>
          <table:table-cell office:value-type="float" office:value="11668" table:style-name="ce11">
            <text:p>11,668</text:p>
          </table:table-cell>
          <table:table-cell office:value-type="float" office:value="6308" table:style-name="ce11">
            <text:p>6,308</text:p>
          </table:table-cell>
          <table:table-cell office:value-type="float" office:value="5360" table:style-name="ce10">
            <text:p>5,3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5" table:style-name="ce53">
            <text:p>1,945</text:p>
          </table:table-cell>
          <table:table-cell office:value-type="float" office:value="4581" table:style-name="ce11">
            <text:p>4,581</text:p>
          </table:table-cell>
          <table:table-cell office:value-type="float" office:value="2377" table:style-name="ce11">
            <text:p>2,377</text:p>
          </table:table-cell>
          <table:table-cell office:value-type="float" office:value="2204" table:style-name="ce10">
            <text:p>2,2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43" table:style-name="ce54">
            <text:p>1,943</text:p>
          </table:table-cell>
          <table:table-cell office:value-type="float" office:value="5641" table:style-name="ce18">
            <text:p>5,641</text:p>
          </table:table-cell>
          <table:table-cell office:value-type="float" office:value="2987" table:style-name="ce18">
            <text:p>2,987</text:p>
          </table:table-cell>
          <table:table-cell office:value-type="float" office:value="2654" table:style-name="ce17">
            <text:p>2,65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144" table:style-name="ce72">
            <text:p>286,144</text:p>
          </table:table-cell>
          <table:table-cell office:value-type="float" office:value="833602" table:style-name="ce80">
            <text:p>833,602</text:p>
          </table:table-cell>
          <table:table-cell office:value-type="float" office:value="426564" table:style-name="ce80">
            <text:p>426,564</text:p>
          </table:table-cell>
          <table:table-cell office:value-type="float" office:value="407038" table:style-name="ce74">
            <text:p>407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081" table:style-name="ce53">
            <text:p>74,081</text:p>
          </table:table-cell>
          <table:table-cell office:value-type="float" office:value="201228" table:style-name="ce11">
            <text:p>201,228</text:p>
          </table:table-cell>
          <table:table-cell office:value-type="float" office:value="99581" table:style-name="ce11">
            <text:p>99,581</text:p>
          </table:table-cell>
          <table:table-cell office:value-type="float" office:value="101647" table:style-name="ce10">
            <text:p>101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42" table:style-name="ce53">
            <text:p>19,442</text:p>
          </table:table-cell>
          <table:table-cell office:value-type="float" office:value="54706" table:style-name="ce11">
            <text:p>54,706</text:p>
          </table:table-cell>
          <table:table-cell office:value-type="float" office:value="27334" table:style-name="ce11">
            <text:p>27,334</text:p>
          </table:table-cell>
          <table:table-cell office:value-type="float" office:value="27372" table:style-name="ce10">
            <text:p>27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81" table:style-name="ce53">
            <text:p>16,681</text:p>
          </table:table-cell>
          <table:table-cell office:value-type="float" office:value="48059" table:style-name="ce11">
            <text:p>48,059</text:p>
          </table:table-cell>
          <table:table-cell office:value-type="float" office:value="24300" table:style-name="ce11">
            <text:p>24,300</text:p>
          </table:table-cell>
          <table:table-cell office:value-type="float" office:value="23759" table:style-name="ce10">
            <text:p>23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34" table:style-name="ce53">
            <text:p>11,534</text:p>
          </table:table-cell>
          <table:table-cell office:value-type="float" office:value="30682" table:style-name="ce11">
            <text:p>30,682</text:p>
          </table:table-cell>
          <table:table-cell office:value-type="float" office:value="15741" table:style-name="ce11">
            <text:p>15,741</text:p>
          </table:table-cell>
          <table:table-cell office:value-type="float" office:value="14941" table:style-name="ce10">
            <text:p>14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24" table:style-name="ce53">
            <text:p>14,924</text:p>
          </table:table-cell>
          <table:table-cell office:value-type="float" office:value="51103" table:style-name="ce11">
            <text:p>51,103</text:p>
          </table:table-cell>
          <table:table-cell office:value-type="float" office:value="26501" table:style-name="ce11">
            <text:p>26,501</text:p>
          </table:table-cell>
          <table:table-cell office:value-type="float" office:value="24602" table:style-name="ce10">
            <text:p>24,6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17" table:style-name="ce53">
            <text:p>10,117</text:p>
          </table:table-cell>
          <table:table-cell office:value-type="float" office:value="30054" table:style-name="ce11">
            <text:p>30,054</text:p>
          </table:table-cell>
          <table:table-cell office:value-type="float" office:value="15638" table:style-name="ce11">
            <text:p>15,638</text:p>
          </table:table-cell>
          <table:table-cell office:value-type="float" office:value="14416" table:style-name="ce10">
            <text:p>14,4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90" table:style-name="ce53">
            <text:p>3,790</text:p>
          </table:table-cell>
          <table:table-cell office:value-type="float" office:value="11128" table:style-name="ce11">
            <text:p>11,128</text:p>
          </table:table-cell>
          <table:table-cell office:value-type="float" office:value="5782" table:style-name="ce11">
            <text:p>5,782</text:p>
          </table:table-cell>
          <table:table-cell office:value-type="float" office:value="5346" table:style-name="ce10">
            <text:p>5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60" table:style-name="ce53">
            <text:p>6,960</text:p>
          </table:table-cell>
          <table:table-cell office:value-type="float" office:value="22109" table:style-name="ce11">
            <text:p>22,109</text:p>
          </table:table-cell>
          <table:table-cell office:value-type="float" office:value="11442" table:style-name="ce11">
            <text:p>11,442</text:p>
          </table:table-cell>
          <table:table-cell office:value-type="float" office:value="10667" table:style-name="ce10">
            <text:p>10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4" table:style-name="ce53">
            <text:p>8,184</text:p>
          </table:table-cell>
          <table:table-cell office:value-type="float" office:value="26820" table:style-name="ce11">
            <text:p>26,820</text:p>
          </table:table-cell>
          <table:table-cell office:value-type="float" office:value="13644" table:style-name="ce11">
            <text:p>13,644</text:p>
          </table:table-cell>
          <table:table-cell office:value-type="float" office:value="13176" table:style-name="ce10">
            <text:p>13,1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8" table:style-name="ce53">
            <text:p>7,848</text:p>
          </table:table-cell>
          <table:table-cell office:value-type="float" office:value="26110" table:style-name="ce11">
            <text:p>26,110</text:p>
          </table:table-cell>
          <table:table-cell office:value-type="float" office:value="13581" table:style-name="ce11">
            <text:p>13,581</text:p>
          </table:table-cell>
          <table:table-cell office:value-type="float" office:value="12529" table:style-name="ce10">
            <text:p>12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11" table:style-name="ce53">
            <text:p>9,311</text:p>
          </table:table-cell>
          <table:table-cell office:value-type="float" office:value="24772" table:style-name="ce11">
            <text:p>24,772</text:p>
          </table:table-cell>
          <table:table-cell office:value-type="float" office:value="13172" table:style-name="ce11">
            <text:p>13,172</text:p>
          </table:table-cell>
          <table:table-cell office:value-type="float" office:value="11600" table:style-name="ce10">
            <text:p>11,6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5" table:style-name="ce53">
            <text:p>6,505</text:p>
          </table:table-cell>
          <table:table-cell office:value-type="float" office:value="20630" table:style-name="ce11">
            <text:p>20,630</text:p>
          </table:table-cell>
          <table:table-cell office:value-type="float" office:value="10787" table:style-name="ce11">
            <text:p>10,787</text:p>
          </table:table-cell>
          <table:table-cell office:value-type="float" office:value="9843" table:style-name="ce10">
            <text:p>9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90" table:style-name="ce53">
            <text:p>18,590</text:p>
          </table:table-cell>
          <table:table-cell office:value-type="float" office:value="54991" table:style-name="ce11">
            <text:p>54,991</text:p>
          </table:table-cell>
          <table:table-cell office:value-type="float" office:value="28441" table:style-name="ce11">
            <text:p>28,441</text:p>
          </table:table-cell>
          <table:table-cell office:value-type="float" office:value="26550" table:style-name="ce10">
            <text:p>26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42" table:style-name="ce53">
            <text:p>5,642</text:p>
          </table:table-cell>
          <table:table-cell office:value-type="float" office:value="17282" table:style-name="ce11">
            <text:p>17,282</text:p>
          </table:table-cell>
          <table:table-cell office:value-type="float" office:value="9174" table:style-name="ce11">
            <text:p>9,174</text:p>
          </table:table-cell>
          <table:table-cell office:value-type="float" office:value="8108" table:style-name="ce10">
            <text:p>8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17" table:style-name="ce53">
            <text:p>3,417</text:p>
          </table:table-cell>
          <table:table-cell office:value-type="float" office:value="9904" table:style-name="ce11">
            <text:p>9,904</text:p>
          </table:table-cell>
          <table:table-cell office:value-type="float" office:value="5260" table:style-name="ce11">
            <text:p>5,260</text:p>
          </table:table-cell>
          <table:table-cell office:value-type="float" office:value="4644" table:style-name="ce10">
            <text:p>4,6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19" table:style-name="ce53">
            <text:p>8,519</text:p>
          </table:table-cell>
          <table:table-cell office:value-type="float" office:value="24774" table:style-name="ce11">
            <text:p>24,774</text:p>
          </table:table-cell>
          <table:table-cell office:value-type="float" office:value="12980" table:style-name="ce11">
            <text:p>12,980</text:p>
          </table:table-cell>
          <table:table-cell office:value-type="float" office:value="11794" table:style-name="ce10">
            <text:p>11,7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07" table:style-name="ce53">
            <text:p>11,807</text:p>
          </table:table-cell>
          <table:table-cell office:value-type="float" office:value="35520" table:style-name="ce11">
            <text:p>35,520</text:p>
          </table:table-cell>
          <table:table-cell office:value-type="float" office:value="18439" table:style-name="ce11">
            <text:p>18,439</text:p>
          </table:table-cell>
          <table:table-cell office:value-type="float" office:value="17081" table:style-name="ce10">
            <text:p>17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7" table:style-name="ce53">
            <text:p>4,487</text:p>
          </table:table-cell>
          <table:table-cell office:value-type="float" office:value="15875" table:style-name="ce11">
            <text:p>15,875</text:p>
          </table:table-cell>
          <table:table-cell office:value-type="float" office:value="8061" table:style-name="ce11">
            <text:p>8,061</text:p>
          </table:table-cell>
          <table:table-cell office:value-type="float" office:value="7814" table:style-name="ce10">
            <text:p>7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57" table:style-name="ce53">
            <text:p>6,757</text:p>
          </table:table-cell>
          <table:table-cell office:value-type="float" office:value="18194" table:style-name="ce11">
            <text:p>18,194</text:p>
          </table:table-cell>
          <table:table-cell office:value-type="float" office:value="9324" table:style-name="ce11">
            <text:p>9,324</text:p>
          </table:table-cell>
          <table:table-cell office:value-type="float" office:value="8870" table:style-name="ce10">
            <text:p>8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1" table:style-name="ce53">
            <text:p>3,711</text:p>
          </table:table-cell>
          <table:table-cell office:value-type="float" office:value="10759" table:style-name="ce11">
            <text:p>10,759</text:p>
          </table:table-cell>
          <table:table-cell office:value-type="float" office:value="5513" table:style-name="ce11">
            <text:p>5,513</text:p>
          </table:table-cell>
          <table:table-cell office:value-type="float" office:value="5246" table:style-name="ce10">
            <text:p>5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1" table:style-name="ce53">
            <text:p>6,981</text:p>
          </table:table-cell>
          <table:table-cell office:value-type="float" office:value="19598" table:style-name="ce11">
            <text:p>19,598</text:p>
          </table:table-cell>
          <table:table-cell office:value-type="float" office:value="10177" table:style-name="ce11">
            <text:p>10,177</text:p>
          </table:table-cell>
          <table:table-cell office:value-type="float" office:value="9421" table:style-name="ce10">
            <text:p>9,4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52" table:style-name="ce53">
            <text:p>4,452</text:p>
          </table:table-cell>
          <table:table-cell office:value-type="float" office:value="12391" table:style-name="ce11">
            <text:p>12,391</text:p>
          </table:table-cell>
          <table:table-cell office:value-type="float" office:value="6815" table:style-name="ce11">
            <text:p>6,815</text:p>
          </table:table-cell>
          <table:table-cell office:value-type="float" office:value="5576" table:style-name="ce10">
            <text:p>5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64" table:style-name="ce53">
            <text:p>3,464</text:p>
          </table:table-cell>
          <table:table-cell office:value-type="float" office:value="8637" table:style-name="ce11">
            <text:p>8,637</text:p>
          </table:table-cell>
          <table:table-cell office:value-type="float" office:value="4654" table:style-name="ce11">
            <text:p>4,654</text:p>
          </table:table-cell>
          <table:table-cell office:value-type="float" office:value="3983" table:style-name="ce10">
            <text:p>3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6" table:style-name="ce53">
            <text:p>3,016</text:p>
          </table:table-cell>
          <table:table-cell office:value-type="float" office:value="7818" table:style-name="ce11">
            <text:p>7,818</text:p>
          </table:table-cell>
          <table:table-cell office:value-type="float" office:value="4257" table:style-name="ce11">
            <text:p>4,257</text:p>
          </table:table-cell>
          <table:table-cell office:value-type="float" office:value="3561" table:style-name="ce10">
            <text:p>3,5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7" table:style-name="ce53">
            <text:p>2,117</text:p>
          </table:table-cell>
          <table:table-cell office:value-type="float" office:value="5499" table:style-name="ce11">
            <text:p>5,499</text:p>
          </table:table-cell>
          <table:table-cell office:value-type="float" office:value="2933" table:style-name="ce11">
            <text:p>2,933</text:p>
          </table:table-cell>
          <table:table-cell office:value-type="float" office:value="2566" table:style-name="ce10">
            <text:p>2,5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6" table:style-name="ce53">
            <text:p>2,306</text:p>
          </table:table-cell>
          <table:table-cell office:value-type="float" office:value="7653" table:style-name="ce11">
            <text:p>7,653</text:p>
          </table:table-cell>
          <table:table-cell office:value-type="float" office:value="3861" table:style-name="ce11">
            <text:p>3,861</text:p>
          </table:table-cell>
          <table:table-cell office:value-type="float" office:value="3792" table:style-name="ce10">
            <text:p>3,7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1" table:style-name="ce53">
            <text:p>1,051</text:p>
          </table:table-cell>
          <table:table-cell office:value-type="float" office:value="3266" table:style-name="ce11">
            <text:p>3,266</text:p>
          </table:table-cell>
          <table:table-cell office:value-type="float" office:value="1678" table:style-name="ce11">
            <text:p>1,678</text:p>
          </table:table-cell>
          <table:table-cell office:value-type="float" office:value="1588" table:style-name="ce10">
            <text:p>1,5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52" table:style-name="ce53">
            <text:p>2,052</text:p>
          </table:table-cell>
          <table:table-cell office:value-type="float" office:value="6757" table:style-name="ce11">
            <text:p>6,757</text:p>
          </table:table-cell>
          <table:table-cell office:value-type="float" office:value="3440" table:style-name="ce11">
            <text:p>3,440</text:p>
          </table:table-cell>
          <table:table-cell office:value-type="float" office:value="3317" table:style-name="ce10">
            <text:p>3,3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9" table:style-name="ce53">
            <text:p>1,329</text:p>
          </table:table-cell>
          <table:table-cell office:value-type="float" office:value="5243" table:style-name="ce11">
            <text:p>5,243</text:p>
          </table:table-cell>
          <table:table-cell office:value-type="float" office:value="2755" table:style-name="ce11">
            <text:p>2,755</text:p>
          </table:table-cell>
          <table:table-cell office:value-type="float" office:value="2488" table:style-name="ce10">
            <text:p>2,4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29" table:style-name="ce53">
            <text:p>2,229</text:p>
          </table:table-cell>
          <table:table-cell office:value-type="float" office:value="7485" table:style-name="ce11">
            <text:p>7,485</text:p>
          </table:table-cell>
          <table:table-cell office:value-type="float" office:value="3801" table:style-name="ce11">
            <text:p>3,801</text:p>
          </table:table-cell>
          <table:table-cell office:value-type="float" office:value="3684" table:style-name="ce10">
            <text:p>3,6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83" table:style-name="ce53">
            <text:p>1,383</text:p>
          </table:table-cell>
          <table:table-cell office:value-type="float" office:value="4856" table:style-name="ce11">
            <text:p>4,856</text:p>
          </table:table-cell>
          <table:table-cell office:value-type="float" office:value="2499" table:style-name="ce11">
            <text:p>2,499</text:p>
          </table:table-cell>
          <table:table-cell office:value-type="float" office:value="2357" table:style-name="ce10">
            <text:p>2,3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51" table:style-name="ce53">
            <text:p>1,551</text:p>
          </table:table-cell>
          <table:table-cell office:value-type="float" office:value="4804" table:style-name="ce11">
            <text:p>4,804</text:p>
          </table:table-cell>
          <table:table-cell office:value-type="float" office:value="2491" table:style-name="ce11">
            <text:p>2,491</text:p>
          </table:table-cell>
          <table:table-cell office:value-type="float" office:value="2313" table:style-name="ce10">
            <text:p>2,31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906" table:style-name="ce54">
            <text:p>1,906</text:p>
          </table:table-cell>
          <table:table-cell office:value-type="float" office:value="4895" table:style-name="ce18">
            <text:p>4,895</text:p>
          </table:table-cell>
          <table:table-cell office:value-type="float" office:value="2508" table:style-name="ce18">
            <text:p>2,508</text:p>
          </table:table-cell>
          <table:table-cell office:value-type="float" office:value="2387" table:style-name="ce17">
            <text:p>2,387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665" table:style-name="ce72">
            <text:p>82,665</text:p>
          </table:table-cell>
          <table:table-cell office:value-type="float" office:value="220244" table:style-name="ce80">
            <text:p>220,244</text:p>
          </table:table-cell>
          <table:table-cell office:value-type="float" office:value="113874" table:style-name="ce80">
            <text:p>113,874</text:p>
          </table:table-cell>
          <table:table-cell office:value-type="float" office:value="106370" table:style-name="ce74">
            <text:p>106,3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635" table:style-name="ce53">
            <text:p>39,635</text:p>
          </table:table-cell>
          <table:table-cell office:value-type="float" office:value="106338" table:style-name="ce11">
            <text:p>106,338</text:p>
          </table:table-cell>
          <table:table-cell office:value-type="float" office:value="53317" table:style-name="ce11">
            <text:p>53,317</text:p>
          </table:table-cell>
          <table:table-cell office:value-type="float" office:value="53021" table:style-name="ce10">
            <text:p>53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8" table:style-name="ce53">
            <text:p>5,408</text:p>
          </table:table-cell>
          <table:table-cell office:value-type="float" office:value="14354" table:style-name="ce11">
            <text:p>14,354</text:p>
          </table:table-cell>
          <table:table-cell office:value-type="float" office:value="7585" table:style-name="ce11">
            <text:p>7,585</text:p>
          </table:table-cell>
          <table:table-cell office:value-type="float" office:value="6769" table:style-name="ce10">
            <text:p>6,7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1" table:style-name="ce53">
            <text:p>3,181</text:p>
          </table:table-cell>
          <table:table-cell office:value-type="float" office:value="8786" table:style-name="ce11">
            <text:p>8,786</text:p>
          </table:table-cell>
          <table:table-cell office:value-type="float" office:value="4581" table:style-name="ce11">
            <text:p>4,581</text:p>
          </table:table-cell>
          <table:table-cell office:value-type="float" office:value="4205" table:style-name="ce10">
            <text:p>4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81" table:style-name="ce53">
            <text:p>6,681</text:p>
          </table:table-cell>
          <table:table-cell office:value-type="float" office:value="17423" table:style-name="ce11">
            <text:p>17,423</text:p>
          </table:table-cell>
          <table:table-cell office:value-type="float" office:value="9214" table:style-name="ce11">
            <text:p>9,214</text:p>
          </table:table-cell>
          <table:table-cell office:value-type="float" office:value="8209" table:style-name="ce10">
            <text:p>8,2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96" table:style-name="ce53">
            <text:p>2,496</text:p>
          </table:table-cell>
          <table:table-cell office:value-type="float" office:value="6154" table:style-name="ce11">
            <text:p>6,154</text:p>
          </table:table-cell>
          <table:table-cell office:value-type="float" office:value="3206" table:style-name="ce11">
            <text:p>3,206</text:p>
          </table:table-cell>
          <table:table-cell office:value-type="float" office:value="2948" table:style-name="ce10">
            <text:p>2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59" table:style-name="ce53">
            <text:p>4,659</text:p>
          </table:table-cell>
          <table:table-cell office:value-type="float" office:value="11206" table:style-name="ce11">
            <text:p>11,206</text:p>
          </table:table-cell>
          <table:table-cell office:value-type="float" office:value="5985" table:style-name="ce11">
            <text:p>5,985</text:p>
          </table:table-cell>
          <table:table-cell office:value-type="float" office:value="5221" table:style-name="ce10">
            <text:p>5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0" table:style-name="ce53">
            <text:p>3,760</text:p>
          </table:table-cell>
          <table:table-cell office:value-type="float" office:value="8604" table:style-name="ce11">
            <text:p>8,604</text:p>
          </table:table-cell>
          <table:table-cell office:value-type="float" office:value="4764" table:style-name="ce11">
            <text:p>4,764</text:p>
          </table:table-cell>
          <table:table-cell office:value-type="float" office:value="3840" table:style-name="ce10">
            <text:p>3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1" table:style-name="ce53">
            <text:p>2,921</text:p>
          </table:table-cell>
          <table:table-cell office:value-type="float" office:value="7332" table:style-name="ce11">
            <text:p>7,332</text:p>
          </table:table-cell>
          <table:table-cell office:value-type="float" office:value="4150" table:style-name="ce11">
            <text:p>4,150</text:p>
          </table:table-cell>
          <table:table-cell office:value-type="float" office:value="3182" table:style-name="ce10">
            <text:p>3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3" table:style-name="ce53">
            <text:p>3,043</text:p>
          </table:table-cell>
          <table:table-cell office:value-type="float" office:value="7983" table:style-name="ce11">
            <text:p>7,983</text:p>
          </table:table-cell>
          <table:table-cell office:value-type="float" office:value="4274" table:style-name="ce11">
            <text:p>4,274</text:p>
          </table:table-cell>
          <table:table-cell office:value-type="float" office:value="3709" table:style-name="ce10">
            <text:p>3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18" table:style-name="ce53">
            <text:p>3,218</text:p>
          </table:table-cell>
          <table:table-cell office:value-type="float" office:value="8309" table:style-name="ce11">
            <text:p>8,309</text:p>
          </table:table-cell>
          <table:table-cell office:value-type="float" office:value="4325" table:style-name="ce11">
            <text:p>4,325</text:p>
          </table:table-cell>
          <table:table-cell office:value-type="float" office:value="3984" table:style-name="ce10">
            <text:p>3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16" table:style-name="ce53">
            <text:p>1,116</text:p>
          </table:table-cell>
          <table:table-cell office:value-type="float" office:value="3764" table:style-name="ce11">
            <text:p>3,764</text:p>
          </table:table-cell>
          <table:table-cell office:value-type="float" office:value="1974" table:style-name="ce11">
            <text:p>1,974</text:p>
          </table:table-cell>
          <table:table-cell office:value-type="float" office:value="1790" table:style-name="ce10">
            <text:p>1,7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71" table:style-name="ce53">
            <text:p>1,071</text:p>
          </table:table-cell>
          <table:table-cell office:value-type="float" office:value="3521" table:style-name="ce11">
            <text:p>3,521</text:p>
          </table:table-cell>
          <table:table-cell office:value-type="float" office:value="1889" table:style-name="ce11">
            <text:p>1,889</text:p>
          </table:table-cell>
          <table:table-cell office:value-type="float" office:value="1632" table:style-name="ce10">
            <text:p>1,6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69" table:style-name="ce11">
            <text:p>4,269</text:p>
          </table:table-cell>
          <table:table-cell office:value-type="float" office:value="2278" table:style-name="ce11">
            <text:p>2,278</text:p>
          </table:table-cell>
          <table:table-cell office:value-type="float" office:value="1991" table:style-name="ce10">
            <text:p>1,9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50" table:style-name="ce53">
            <text:p>1,450</text:p>
          </table:table-cell>
          <table:table-cell office:value-type="float" office:value="3526" table:style-name="ce11">
            <text:p>3,526</text:p>
          </table:table-cell>
          <table:table-cell office:value-type="float" office:value="1920" table:style-name="ce11">
            <text:p>1,920</text:p>
          </table:table-cell>
          <table:table-cell office:value-type="float" office:value="1606" table:style-name="ce10">
            <text:p>1,6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23" table:style-name="ce53">
            <text:p>1,123</text:p>
          </table:table-cell>
          <table:table-cell office:value-type="float" office:value="3639" table:style-name="ce11">
            <text:p>3,639</text:p>
          </table:table-cell>
          <table:table-cell office:value-type="float" office:value="1860" table:style-name="ce11">
            <text:p>1,860</text:p>
          </table:table-cell>
          <table:table-cell office:value-type="float" office:value="1779" table:style-name="ce10">
            <text:p>1,77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14" table:style-name="ce54">
            <text:p>1,814</text:p>
          </table:table-cell>
          <table:table-cell office:value-type="float" office:value="5036" table:style-name="ce18">
            <text:p>5,036</text:p>
          </table:table-cell>
          <table:table-cell office:value-type="float" office:value="2552" table:style-name="ce18">
            <text:p>2,552</text:p>
          </table:table-cell>
          <table:table-cell office:value-type="float" office:value="2484" table:style-name="ce17">
            <text:p>2,484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523" table:style-name="ce72">
            <text:p>125,523</text:p>
          </table:table-cell>
          <table:table-cell office:value-type="float" office:value="330343" table:style-name="ce80">
            <text:p>330,343</text:p>
          </table:table-cell>
          <table:table-cell office:value-type="float" office:value="167947" table:style-name="ce80">
            <text:p>167,947</text:p>
          </table:table-cell>
          <table:table-cell office:value-type="float" office:value="162396" table:style-name="ce74">
            <text:p>162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12" table:style-name="ce53">
            <text:p>41,512</text:p>
          </table:table-cell>
          <table:table-cell office:value-type="float" office:value="105012" table:style-name="ce11">
            <text:p>105,012</text:p>
          </table:table-cell>
          <table:table-cell office:value-type="float" office:value="50709" table:style-name="ce11">
            <text:p>50,709</text:p>
          </table:table-cell>
          <table:table-cell office:value-type="float" office:value="54303" table:style-name="ce10">
            <text:p>54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9" table:style-name="ce53">
            <text:p>4,389</text:p>
          </table:table-cell>
          <table:table-cell office:value-type="float" office:value="10968" table:style-name="ce11">
            <text:p>10,968</text:p>
          </table:table-cell>
          <table:table-cell office:value-type="float" office:value="5695" table:style-name="ce11">
            <text:p>5,695</text:p>
          </table:table-cell>
          <table:table-cell office:value-type="float" office:value="5273" table:style-name="ce10">
            <text:p>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94" table:style-name="ce53">
            <text:p>8,894</text:p>
          </table:table-cell>
          <table:table-cell office:value-type="float" office:value="24621" table:style-name="ce11">
            <text:p>24,621</text:p>
          </table:table-cell>
          <table:table-cell office:value-type="float" office:value="13094" table:style-name="ce11">
            <text:p>13,094</text:p>
          </table:table-cell>
          <table:table-cell office:value-type="float" office:value="11527" table:style-name="ce10">
            <text:p>11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90" table:style-name="ce53">
            <text:p>7,690</text:p>
          </table:table-cell>
          <table:table-cell office:value-type="float" office:value="20165" table:style-name="ce11">
            <text:p>20,165</text:p>
          </table:table-cell>
          <table:table-cell office:value-type="float" office:value="10382" table:style-name="ce11">
            <text:p>10,382</text:p>
          </table:table-cell>
          <table:table-cell office:value-type="float" office:value="9783" table:style-name="ce10">
            <text:p>9,7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840" table:style-name="ce53">
            <text:p>31,840</text:p>
          </table:table-cell>
          <table:table-cell office:value-type="float" office:value="83725" table:style-name="ce11">
            <text:p>83,725</text:p>
          </table:table-cell>
          <table:table-cell office:value-type="float" office:value="42220" table:style-name="ce11">
            <text:p>42,220</text:p>
          </table:table-cell>
          <table:table-cell office:value-type="float" office:value="41505" table:style-name="ce10">
            <text:p>41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35" table:style-name="ce53">
            <text:p>7,135</text:p>
          </table:table-cell>
          <table:table-cell office:value-type="float" office:value="18090" table:style-name="ce11">
            <text:p>18,090</text:p>
          </table:table-cell>
          <table:table-cell office:value-type="float" office:value="9632" table:style-name="ce11">
            <text:p>9,632</text:p>
          </table:table-cell>
          <table:table-cell office:value-type="float" office:value="8458" table:style-name="ce10">
            <text:p>8,4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1" table:style-name="ce53">
            <text:p>5,031</text:p>
          </table:table-cell>
          <table:table-cell office:value-type="float" office:value="12965" table:style-name="ce11">
            <text:p>12,965</text:p>
          </table:table-cell>
          <table:table-cell office:value-type="float" office:value="6896" table:style-name="ce11">
            <text:p>6,896</text:p>
          </table:table-cell>
          <table:table-cell office:value-type="float" office:value="6069" table:style-name="ce10">
            <text:p>6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4" table:style-name="ce53">
            <text:p>1,714</text:p>
          </table:table-cell>
          <table:table-cell office:value-type="float" office:value="4418" table:style-name="ce11">
            <text:p>4,418</text:p>
          </table:table-cell>
          <table:table-cell office:value-type="float" office:value="2457" table:style-name="ce11">
            <text:p>2,457</text:p>
          </table:table-cell>
          <table:table-cell office:value-type="float" office:value="1961" table:style-name="ce10">
            <text:p>1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29" table:style-name="ce53">
            <text:p>4,729</text:p>
          </table:table-cell>
          <table:table-cell office:value-type="float" office:value="11691" table:style-name="ce11">
            <text:p>11,691</text:p>
          </table:table-cell>
          <table:table-cell office:value-type="float" office:value="6319" table:style-name="ce11">
            <text:p>6,319</text:p>
          </table:table-cell>
          <table:table-cell office:value-type="float" office:value="5372" table:style-name="ce10">
            <text:p>5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14" table:style-name="ce53">
            <text:p>4,014</text:p>
          </table:table-cell>
          <table:table-cell office:value-type="float" office:value="10481" table:style-name="ce11">
            <text:p>10,481</text:p>
          </table:table-cell>
          <table:table-cell office:value-type="float" office:value="5702" table:style-name="ce11">
            <text:p>5,702</text:p>
          </table:table-cell>
          <table:table-cell office:value-type="float" office:value="4779" table:style-name="ce10">
            <text:p>4,7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87" table:style-name="ce53">
            <text:p>4,787</text:p>
          </table:table-cell>
          <table:table-cell office:value-type="float" office:value="15766" table:style-name="ce11">
            <text:p>15,766</text:p>
          </table:table-cell>
          <table:table-cell office:value-type="float" office:value="8136" table:style-name="ce11">
            <text:p>8,136</text:p>
          </table:table-cell>
          <table:table-cell office:value-type="float" office:value="7630" table:style-name="ce10">
            <text:p>7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95" table:style-name="ce53">
            <text:p>2,095</text:p>
          </table:table-cell>
          <table:table-cell office:value-type="float" office:value="6383" table:style-name="ce11">
            <text:p>6,383</text:p>
          </table:table-cell>
          <table:table-cell office:value-type="float" office:value="3385" table:style-name="ce11">
            <text:p>3,385</text:p>
          </table:table-cell>
          <table:table-cell office:value-type="float" office:value="2998" table:style-name="ce10">
            <text:p>2,99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93" table:style-name="ce54">
            <text:p>1,693</text:p>
          </table:table-cell>
          <table:table-cell office:value-type="float" office:value="6058" table:style-name="ce18">
            <text:p>6,058</text:p>
          </table:table-cell>
          <table:table-cell office:value-type="float" office:value="3320" table:style-name="ce18">
            <text:p>3,320</text:p>
          </table:table-cell>
          <table:table-cell office:value-type="float" office:value="2738" table:style-name="ce17">
            <text:p>2,73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431" table:style-name="ce72">
            <text:p>39,431</text:p>
          </table:table-cell>
          <table:table-cell office:value-type="float" office:value="103385" table:style-name="ce80">
            <text:p>103,385</text:p>
          </table:table-cell>
          <table:table-cell office:value-type="float" office:value="53264" table:style-name="ce80">
            <text:p>53,264</text:p>
          </table:table-cell>
          <table:table-cell office:value-type="float" office:value="50121" table:style-name="ce74">
            <text:p>50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156" table:style-name="ce53">
            <text:p>24,156</text:p>
          </table:table-cell>
          <table:table-cell office:value-type="float" office:value="61833" table:style-name="ce11">
            <text:p>61,833</text:p>
          </table:table-cell>
          <table:table-cell office:value-type="float" office:value="31455" table:style-name="ce11">
            <text:p>31,455</text:p>
          </table:table-cell>
          <table:table-cell office:value-type="float" office:value="30378" table:style-name="ce10">
            <text:p>30,3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11" table:style-name="ce53">
            <text:p>5,511</text:p>
          </table:table-cell>
          <table:table-cell office:value-type="float" office:value="14446" table:style-name="ce11">
            <text:p>14,446</text:p>
          </table:table-cell>
          <table:table-cell office:value-type="float" office:value="7610" table:style-name="ce11">
            <text:p>7,610</text:p>
          </table:table-cell>
          <table:table-cell office:value-type="float" office:value="6836" table:style-name="ce10">
            <text:p>6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77" table:style-name="ce53">
            <text:p>3,377</text:p>
          </table:table-cell>
          <table:table-cell office:value-type="float" office:value="9771" table:style-name="ce11">
            <text:p>9,771</text:p>
          </table:table-cell>
          <table:table-cell office:value-type="float" office:value="5126" table:style-name="ce11">
            <text:p>5,126</text:p>
          </table:table-cell>
          <table:table-cell office:value-type="float" office:value="4645" table:style-name="ce10">
            <text:p>4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84" table:style-name="ce53">
            <text:p>2,984</text:p>
          </table:table-cell>
          <table:table-cell office:value-type="float" office:value="8376" table:style-name="ce11">
            <text:p>8,376</text:p>
          </table:table-cell>
          <table:table-cell office:value-type="float" office:value="4312" table:style-name="ce11">
            <text:p>4,312</text:p>
          </table:table-cell>
          <table:table-cell office:value-type="float" office:value="4064" table:style-name="ce10">
            <text:p>4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31" table:style-name="ce53">
            <text:p>2,031</text:p>
          </table:table-cell>
          <table:table-cell office:value-type="float" office:value="5167" table:style-name="ce11">
            <text:p>5,167</text:p>
          </table:table-cell>
          <table:table-cell office:value-type="float" office:value="2784" table:style-name="ce11">
            <text:p>2,784</text:p>
          </table:table-cell>
          <table:table-cell office:value-type="float" office:value="2383" table:style-name="ce10">
            <text:p>2,38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72" table:style-name="ce54">
            <text:p>1,372</text:p>
          </table:table-cell>
          <table:table-cell office:value-type="float" office:value="3792" table:style-name="ce18">
            <text:p>3,792</text:p>
          </table:table-cell>
          <table:table-cell office:value-type="float" office:value="1977" table:style-name="ce18">
            <text:p>1,977</text:p>
          </table:table-cell>
          <table:table-cell office:value-type="float" office:value="1815" table:style-name="ce17">
            <text:p>1,81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202" table:style-name="ce72">
            <text:p>152,202</text:p>
          </table:table-cell>
          <table:table-cell office:value-type="float" office:value="372086" table:style-name="ce80">
            <text:p>372,086</text:p>
          </table:table-cell>
          <table:table-cell office:value-type="float" office:value="186370" table:style-name="ce80">
            <text:p>186,370</text:p>
          </table:table-cell>
          <table:table-cell office:value-type="float" office:value="185716" table:style-name="ce74">
            <text:p>185,71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61" table:style-name="ce53">
            <text:p>22,561</text:p>
          </table:table-cell>
          <table:table-cell office:value-type="float" office:value="52462" table:style-name="ce11">
            <text:p>52,462</text:p>
          </table:table-cell>
          <table:table-cell office:value-type="float" office:value="26808" table:style-name="ce11">
            <text:p>26,808</text:p>
          </table:table-cell>
          <table:table-cell office:value-type="float" office:value="25654" table:style-name="ce10">
            <text:p>25,65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311" table:style-name="ce53">
            <text:p>21,311</text:p>
          </table:table-cell>
          <table:table-cell office:value-type="float" office:value="54067" table:style-name="ce11">
            <text:p>54,067</text:p>
          </table:table-cell>
          <table:table-cell office:value-type="float" office:value="27197" table:style-name="ce11">
            <text:p>27,197</text:p>
          </table:table-cell>
          <table:table-cell office:value-type="float" office:value="26870" table:style-name="ce10">
            <text:p>26,87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573" table:style-name="ce53">
            <text:p>15,573</text:p>
          </table:table-cell>
          <table:table-cell office:value-type="float" office:value="38550" table:style-name="ce11">
            <text:p>38,550</text:p>
          </table:table-cell>
          <table:table-cell office:value-type="float" office:value="19375" table:style-name="ce11">
            <text:p>19,375</text:p>
          </table:table-cell>
          <table:table-cell office:value-type="float" office:value="19175" table:style-name="ce10">
            <text:p>19,17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49" table:style-name="ce53">
            <text:p>19,249</text:p>
          </table:table-cell>
          <table:table-cell office:value-type="float" office:value="44833" table:style-name="ce11">
            <text:p>44,833</text:p>
          </table:table-cell>
          <table:table-cell office:value-type="float" office:value="22168" table:style-name="ce11">
            <text:p>22,168</text:p>
          </table:table-cell>
          <table:table-cell office:value-type="float" office:value="22665" table:style-name="ce10">
            <text:p>22,66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38" table:style-name="ce53">
            <text:p>19,238</text:p>
          </table:table-cell>
          <table:table-cell office:value-type="float" office:value="47983" table:style-name="ce11">
            <text:p>47,983</text:p>
          </table:table-cell>
          <table:table-cell office:value-type="float" office:value="24333" table:style-name="ce11">
            <text:p>24,333</text:p>
          </table:table-cell>
          <table:table-cell office:value-type="float" office:value="23650" table:style-name="ce10">
            <text:p>23,65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183" table:style-name="ce53">
            <text:p>33,183</text:p>
          </table:table-cell>
          <table:table-cell office:value-type="float" office:value="82323" table:style-name="ce11">
            <text:p>82,323</text:p>
          </table:table-cell>
          <table:table-cell office:value-type="float" office:value="40781" table:style-name="ce11">
            <text:p>40,781</text:p>
          </table:table-cell>
          <table:table-cell office:value-type="float" office:value="41542" table:style-name="ce10">
            <text:p>41,54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87" table:style-name="ce54">
            <text:p>21,087</text:p>
          </table:table-cell>
          <table:table-cell office:value-type="float" office:value="51868" table:style-name="ce18">
            <text:p>51,868</text:p>
          </table:table-cell>
          <table:table-cell office:value-type="float" office:value="25708" table:style-name="ce18">
            <text:p>25,708</text:p>
          </table:table-cell>
          <table:table-cell office:value-type="float" office:value="26160" table:style-name="ce17">
            <text:p>26,16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1174" table:style-name="ce72">
            <text:p>161,174</text:p>
          </table:table-cell>
          <table:table-cell office:value-type="float" office:value="438524" table:style-name="ce80">
            <text:p>438,524</text:p>
          </table:table-cell>
          <table:table-cell office:value-type="float" office:value="216669" table:style-name="ce80">
            <text:p>216,669</text:p>
          </table:table-cell>
          <table:table-cell office:value-type="float" office:value="221855" table:style-name="ce74">
            <text:p>221,8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8286" table:style-name="ce53">
            <text:p>78,286</text:p>
          </table:table-cell>
          <table:table-cell office:value-type="float" office:value="210861" table:style-name="ce11">
            <text:p>210,861</text:p>
          </table:table-cell>
          <table:table-cell office:value-type="float" office:value="103784" table:style-name="ce11">
            <text:p>103,784</text:p>
          </table:table-cell>
          <table:table-cell office:value-type="float" office:value="107077" table:style-name="ce10">
            <text:p>107,0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028" table:style-name="ce53">
            <text:p>56,028</text:p>
          </table:table-cell>
          <table:table-cell office:value-type="float" office:value="150135" table:style-name="ce11">
            <text:p>150,135</text:p>
          </table:table-cell>
          <table:table-cell office:value-type="float" office:value="73492" table:style-name="ce11">
            <text:p>73,492</text:p>
          </table:table-cell>
          <table:table-cell office:value-type="float" office:value="76643" table:style-name="ce10">
            <text:p>76,6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860" table:style-name="ce54">
            <text:p>26,860</text:p>
          </table:table-cell>
          <table:table-cell office:value-type="float" office:value="77528" table:style-name="ce18">
            <text:p>77,528</text:p>
          </table:table-cell>
          <table:table-cell office:value-type="float" office:value="39393" table:style-name="ce18">
            <text:p>39,393</text:p>
          </table:table-cell>
          <table:table-cell office:value-type="float" office:value="38135" table:style-name="ce17">
            <text:p>38,13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170" table:style-name="ce72">
            <text:p>99,170</text:p>
          </table:table-cell>
          <table:table-cell office:value-type="float" office:value="269949" table:style-name="ce80">
            <text:p>269,949</text:p>
          </table:table-cell>
          <table:table-cell office:value-type="float" office:value="131368" table:style-name="ce80">
            <text:p>131,368</text:p>
          </table:table-cell>
          <table:table-cell office:value-type="float" office:value="138581" table:style-name="ce74">
            <text:p>138,5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411" table:style-name="ce53">
            <text:p>45,411</text:p>
          </table:table-cell>
          <table:table-cell office:value-type="float" office:value="122468" table:style-name="ce11">
            <text:p>122,468</text:p>
          </table:table-cell>
          <table:table-cell office:value-type="float" office:value="59093" table:style-name="ce11">
            <text:p>59,093</text:p>
          </table:table-cell>
          <table:table-cell office:value-type="float" office:value="63375" table:style-name="ce10">
            <text:p>63,37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759" table:style-name="ce54">
            <text:p>53,759</text:p>
          </table:table-cell>
          <table:table-cell office:value-type="float" office:value="147481" table:style-name="ce18">
            <text:p>147,481</text:p>
          </table:table-cell>
          <table:table-cell office:value-type="float" office:value="72275" table:style-name="ce18">
            <text:p>72,275</text:p>
          </table:table-cell>
          <table:table-cell office:value-type="float" office:value="75206" table:style-name="ce17">
            <text:p>75,20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448" table:style-name="ce72">
            <text:p>39,448</text:p>
          </table:table-cell>
          <table:table-cell office:value-type="float" office:value="135440" table:style-name="ce80">
            <text:p>135,440</text:p>
          </table:table-cell>
          <table:table-cell office:value-type="float" office:value="67674" table:style-name="ce80">
            <text:p>67,674</text:p>
          </table:table-cell>
          <table:table-cell office:value-type="float" office:value="67766" table:style-name="ce74">
            <text:p>67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96" table:style-name="ce53">
            <text:p>12,796</text:p>
          </table:table-cell>
          <table:table-cell office:value-type="float" office:value="42859" table:style-name="ce11">
            <text:p>42,859</text:p>
          </table:table-cell>
          <table:table-cell office:value-type="float" office:value="21398" table:style-name="ce11">
            <text:p>21,398</text:p>
          </table:table-cell>
          <table:table-cell office:value-type="float" office:value="21461" table:style-name="ce10">
            <text:p>21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91" table:style-name="ce53">
            <text:p>8,791</text:p>
          </table:table-cell>
          <table:table-cell office:value-type="float" office:value="28865" table:style-name="ce11">
            <text:p>28,865</text:p>
          </table:table-cell>
          <table:table-cell office:value-type="float" office:value="14537" table:style-name="ce11">
            <text:p>14,537</text:p>
          </table:table-cell>
          <table:table-cell office:value-type="float" office:value="14328" table:style-name="ce10">
            <text:p>14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71" table:style-name="ce53">
            <text:p>6,271</text:p>
          </table:table-cell>
          <table:table-cell office:value-type="float" office:value="20364" table:style-name="ce11">
            <text:p>20,364</text:p>
          </table:table-cell>
          <table:table-cell office:value-type="float" office:value="10076" table:style-name="ce11">
            <text:p>10,076</text:p>
          </table:table-cell>
          <table:table-cell office:value-type="float" office:value="10288" table:style-name="ce10">
            <text:p>10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353" table:style-name="ce53">
            <text:p>8,353</text:p>
          </table:table-cell>
          <table:table-cell office:value-type="float" office:value="30104" table:style-name="ce11">
            <text:p>30,104</text:p>
          </table:table-cell>
          <table:table-cell office:value-type="float" office:value="15152" table:style-name="ce11">
            <text:p>15,152</text:p>
          </table:table-cell>
          <table:table-cell office:value-type="float" office:value="14952" table:style-name="ce10">
            <text:p>14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3" table:style-name="ce53">
            <text:p>3,103</text:p>
          </table:table-cell>
          <table:table-cell office:value-type="float" office:value="12567" table:style-name="ce11">
            <text:p>12,567</text:p>
          </table:table-cell>
          <table:table-cell office:value-type="float" office:value="6169" table:style-name="ce11">
            <text:p>6,169</text:p>
          </table:table-cell>
          <table:table-cell office:value-type="float" office:value="6398" table:style-name="ce10">
            <text:p>6,39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4">
            <text:p>134</text:p>
          </table:table-cell>
          <table:table-cell office:value-type="float" office:value="681" table:style-name="ce18">
            <text:p>681</text:p>
          </table:table-cell>
          <table:table-cell office:value-type="float" office:value="342" table:style-name="ce18">
            <text:p>342</text:p>
          </table:table-cell>
          <table:table-cell office:value-type="float" office:value="339" table:style-name="ce17">
            <text:p>33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4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739" table:style-name="ce72">
            <text:p>2,739</text:p>
          </table:table-cell>
          <table:table-cell office:value-type="float" office:value="12687" table:style-name="ce80">
            <text:p>12,687</text:p>
          </table:table-cell>
          <table:table-cell office:value-type="float" office:value="7234" table:style-name="ce80">
            <text:p>7,234</text:p>
          </table:table-cell>
          <table:table-cell office:value-type="float" office:value="5453" table:style-name="ce74">
            <text:p>5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85" table:style-name="ce53">
            <text:p>1,585</text:p>
          </table:table-cell>
          <table:table-cell office:value-type="float" office:value="7436" table:style-name="ce11">
            <text:p>7,436</text:p>
          </table:table-cell>
          <table:table-cell office:value-type="float" office:value="4182" table:style-name="ce11">
            <text:p>4,182</text:p>
          </table:table-cell>
          <table:table-cell office:value-type="float" office:value="3254" table:style-name="ce10">
            <text:p>3,2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38" table:style-name="ce53">
            <text:p>538</text:p>
          </table:table-cell>
          <table:table-cell office:value-type="float" office:value="2358" table:style-name="ce11">
            <text:p>2,358</text:p>
          </table:table-cell>
          <table:table-cell office:value-type="float" office:value="1311" table:style-name="ce11">
            <text:p>1,311</text:p>
          </table:table-cell>
          <table:table-cell office:value-type="float" office:value="1047" table:style-name="ce10">
            <text:p>1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6" table:style-name="ce53">
            <text:p>286</text:p>
          </table:table-cell>
          <table:table-cell office:value-type="float" office:value="1582" table:style-name="ce11">
            <text:p>1,582</text:p>
          </table:table-cell>
          <table:table-cell office:value-type="float" office:value="956" table:style-name="ce11">
            <text:p>956</text:p>
          </table:table-cell>
          <table:table-cell office:value-type="float" office:value="626" table:style-name="ce10">
            <text:p>62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30" table:style-name="ce54">
            <text:p>330</text:p>
          </table:table-cell>
          <table:table-cell office:value-type="float" office:value="1311" table:style-name="ce18">
            <text:p>1,311</text:p>
          </table:table-cell>
          <table:table-cell office:value-type="float" office:value="785" table:style-name="ce18">
            <text:p>785</text:p>
          </table:table-cell>
          <table:table-cell office:value-type="float" office:value="526" table:style-name="ce17">
            <text:p>52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5-03T08:02:41Z</dc:date>
    <meta:print-date>2016-06-01T09:05:34Z</meta:print-date>
  </office:meta>
</office:document-meta>
</file>